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54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 fo:font-style="normal" style:text-underline-style="none" fo:font-weight="normal"/>
    </style:style>
  </office:automatic-styles>
  <office:body>
    <office:spreadsheet>
      <table:calculation-settings table:automatic-find-labels="false"/>
      <table:table table:name="analiseNSegRate.csv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1" table:number-columns-repeated="247" table:default-cell-style-name="ce1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10 <text:s/>3 T</text:p>
          </table:table-cell>
          <table:table-cell office:value-type="float" office:value="0.1" calcext:value-type="float">
            <text:p>0.1</text:p>
          </table:table-cell>
          <table:table-cell office:value-type="float" office:value="0.507655" calcext:value-type="float">
            <text:p>0.507655</text:p>
          </table:table-cell>
          <table:table-cell office:value-type="float" office:value="0.491141" calcext:value-type="float">
            <text:p>0.491141</text:p>
          </table:table-cell>
          <table:table-cell office:value-type="float" office:value="0.542296" calcext:value-type="float">
            <text:p>0.542296</text:p>
          </table:table-cell>
          <table:table-cell office:value-type="string" calcext:value-type="string">
            <text:p>NaN</text:p>
          </table:table-cell>
          <table:table-cell office:value-type="float" office:value="0.085594" calcext:value-type="float">
            <text:p>0.085594</text:p>
          </table:table-cell>
          <table:table-cell office:value-type="float" office:value="0.142523" calcext:value-type="float">
            <text:p>0.142523</text:p>
          </table:table-cell>
          <table:table-cell office:value-type="float" office:value="3.166667" calcext:value-type="float">
            <text:p>3.1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15 <text:s/>3 T</text:p>
          </table:table-cell>
          <table:table-cell office:value-type="float" office:value="0.15" calcext:value-type="float">
            <text:p>0.15</text:p>
          </table:table-cell>
          <table:table-cell office:value-type="float" office:value="0.472035" calcext:value-type="float">
            <text:p>0.472035</text:p>
          </table:table-cell>
          <table:table-cell office:value-type="float" office:value="0.453785" calcext:value-type="float">
            <text:p>0.453785</text:p>
          </table:table-cell>
          <table:table-cell office:value-type="float" office:value="0.570406" calcext:value-type="float">
            <text:p>0.570406</text:p>
          </table:table-cell>
          <table:table-cell office:value-type="float" office:value="0.665873" calcext:value-type="float">
            <text:p>0.665873</text:p>
          </table:table-cell>
          <table:table-cell office:value-type="float" office:value="0.175652" calcext:value-type="float">
            <text:p>0.175652</text:p>
          </table:table-cell>
          <table:table-cell office:value-type="float" office:value="0.270103" calcext:value-type="float">
            <text:p>0.270103</text:p>
          </table:table-cell>
          <table:table-cell office:value-type="float" office:value="4.666667" calcext:value-type="float">
            <text:p>4.6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20 <text:s/>3 T</text:p>
          </table:table-cell>
          <table:table-cell office:value-type="float" office:value="0.2" calcext:value-type="float">
            <text:p>0.2</text:p>
          </table:table-cell>
          <table:table-cell office:value-type="float" office:value="0.463104" calcext:value-type="float">
            <text:p>0.463104</text:p>
          </table:table-cell>
          <table:table-cell office:value-type="float" office:value="0.444853" calcext:value-type="float">
            <text:p>0.444853</text:p>
          </table:table-cell>
          <table:table-cell office:value-type="float" office:value="0.580929" calcext:value-type="float">
            <text:p>0.580929</text:p>
          </table:table-cell>
          <table:table-cell office:value-type="float" office:value="0.671528" calcext:value-type="float">
            <text:p>0.671528</text:p>
          </table:table-cell>
          <table:table-cell office:value-type="float" office:value="0.242097" calcext:value-type="float">
            <text:p>0.242097</text:p>
          </table:table-cell>
          <table:table-cell office:value-type="float" office:value="0.338946" calcext:value-type="float">
            <text:p>0.338946</text:p>
          </table:table-cell>
          <table:table-cell office:value-type="float" office:value="6.083333" calcext:value-type="float">
            <text:p>6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25 <text:s/>3 T</text:p>
          </table:table-cell>
          <table:table-cell office:value-type="float" office:value="0.25" calcext:value-type="float">
            <text:p>0.25</text:p>
          </table:table-cell>
          <table:table-cell office:value-type="float" office:value="0.444961" calcext:value-type="float">
            <text:p>0.444961</text:p>
          </table:table-cell>
          <table:table-cell office:value-type="float" office:value="0.422942" calcext:value-type="float">
            <text:p>0.422942</text:p>
          </table:table-cell>
          <table:table-cell office:value-type="float" office:value="0.601963" calcext:value-type="float">
            <text:p>0.601963</text:p>
          </table:table-cell>
          <table:table-cell office:value-type="float" office:value="0.674794" calcext:value-type="float">
            <text:p>0.674794</text:p>
          </table:table-cell>
          <table:table-cell office:value-type="float" office:value="0.324278" calcext:value-type="float">
            <text:p>0.324278</text:p>
          </table:table-cell>
          <table:table-cell office:value-type="float" office:value="0.420554" calcext:value-type="float">
            <text:p>0.420554</text:p>
          </table:table-cell>
          <table:table-cell office:value-type="float" office:value="7.75" calcext:value-type="float">
            <text:p>7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30 <text:s/>3 T</text:p>
          </table:table-cell>
          <table:table-cell office:value-type="float" office:value="0.3" calcext:value-type="float">
            <text:p>0.3</text:p>
          </table:table-cell>
          <table:table-cell office:value-type="float" office:value="0.434372" calcext:value-type="float">
            <text:p>0.434372</text:p>
          </table:table-cell>
          <table:table-cell office:value-type="float" office:value="0.406552" calcext:value-type="float">
            <text:p>0.406552</text:p>
          </table:table-cell>
          <table:table-cell office:value-type="float" office:value="0.606582" calcext:value-type="float">
            <text:p>0.606582</text:p>
          </table:table-cell>
          <table:table-cell office:value-type="float" office:value="0.654597" calcext:value-type="float">
            <text:p>0.654597</text:p>
          </table:table-cell>
          <table:table-cell office:value-type="float" office:value="0.375571" calcext:value-type="float">
            <text:p>0.375571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9.25" calcext:value-type="float">
            <text:p>9.2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35 <text:s/>3 T</text:p>
          </table:table-cell>
          <table:table-cell office:value-type="float" office:value="0.35" calcext:value-type="float">
            <text:p>0.35</text:p>
          </table:table-cell>
          <table:table-cell office:value-type="float" office:value="0.424927" calcext:value-type="float">
            <text:p>0.424927</text:p>
          </table:table-cell>
          <table:table-cell office:value-type="float" office:value="0.395074" calcext:value-type="float">
            <text:p>0.395074</text:p>
          </table:table-cell>
          <table:table-cell office:value-type="float" office:value="0.622591" calcext:value-type="float">
            <text:p>0.622591</text:p>
          </table:table-cell>
          <table:table-cell office:value-type="float" office:value="0.650903" calcext:value-type="float">
            <text:p>0.650903</text:p>
          </table:table-cell>
          <table:table-cell office:value-type="float" office:value="0.449257" calcext:value-type="float">
            <text:p>0.449257</text:p>
          </table:table-cell>
          <table:table-cell office:value-type="float" office:value="0.511956" calcext:value-type="float">
            <text:p>0.511956</text:p>
          </table:table-cell>
          <table:table-cell office:value-type="float" office:value="10.75" calcext:value-type="float">
            <text:p>10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40 <text:s/>3 T</text:p>
          </table:table-cell>
          <table:table-cell office:value-type="float" office:value="0.4" calcext:value-type="float">
            <text:p>0.4</text:p>
          </table:table-cell>
          <table:table-cell office:value-type="float" office:value="0.451969" calcext:value-type="float">
            <text:p>0.451969</text:p>
          </table:table-cell>
          <table:table-cell office:value-type="float" office:value="0.422116" calcext:value-type="float">
            <text:p>0.422116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609747" calcext:value-type="float">
            <text:p>0.609747</text:p>
          </table:table-cell>
          <table:table-cell office:value-type="float" office:value="0.47932" calcext:value-type="float">
            <text:p>0.47932</text:p>
          </table:table-cell>
          <table:table-cell office:value-type="float" office:value="0.515357" calcext:value-type="float">
            <text:p>0.515357</text:p>
          </table:table-cell>
          <table:table-cell office:value-type="float" office:value="12.083333" calcext:value-type="float">
            <text:p>12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44 <text:s/>3 T</text:p>
          </table:table-cell>
          <table:table-cell office:value-type="float" office:value="0.45" calcext:value-type="float">
            <text:p>0.45</text:p>
          </table:table-cell>
          <table:table-cell office:value-type="float" office:value="0.478806" calcext:value-type="float">
            <text:p>0.478806</text:p>
          </table:table-cell>
          <table:table-cell office:value-type="float" office:value="0.446921" calcext:value-type="float">
            <text:p>0.446921</text:p>
          </table:table-cell>
          <table:table-cell office:value-type="float" office:value="0.587398" calcext:value-type="float">
            <text:p>0.587398</text:p>
          </table:table-cell>
          <table:table-cell office:value-type="float" office:value="0.568744" calcext:value-type="float">
            <text:p>0.568744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525087" calcext:value-type="float">
            <text:p>0.525087</text:p>
          </table:table-cell>
          <table:table-cell office:value-type="float" office:value="13.833333" calcext:value-type="float">
            <text:p>13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49 <text:s/>3 T</text:p>
          </table:table-cell>
          <table:table-cell office:value-type="float" office:value="0.5" calcext:value-type="float">
            <text:p>0.5</text:p>
          </table:table-cell>
          <table:table-cell office:value-type="float" office:value="0.498708" calcext:value-type="float">
            <text:p>0.498708</text:p>
          </table:table-cell>
          <table:table-cell office:value-type="float" office:value="0.45755" calcext:value-type="float">
            <text:p>0.45755</text:p>
          </table:table-cell>
          <table:table-cell office:value-type="float" office:value="0.576992" calcext:value-type="float">
            <text:p>0.576992</text:p>
          </table:table-cell>
          <table:table-cell office:value-type="float" office:value="0.547201" calcext:value-type="float">
            <text:p>0.547201</text:p>
          </table:table-cell>
          <table:table-cell office:value-type="float" office:value="0.565969" calcext:value-type="float">
            <text:p>0.565969</text:p>
          </table:table-cell>
          <table:table-cell office:value-type="float" office:value="0.538997" calcext:value-type="float">
            <text:p>0.538997</text:p>
          </table:table-cell>
          <table:table-cell office:value-type="float" office:value="15.5" calcext:value-type="float">
            <text:p>15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54 <text:s/>3 T</text:p>
          </table:table-cell>
          <table:table-cell office:value-type="float" office:value="0.55" calcext:value-type="float">
            <text:p>0.55</text:p>
          </table:table-cell>
          <table:table-cell office:value-type="float" office:value="0.488714" calcext:value-type="float">
            <text:p>0.488714</text:p>
          </table:table-cell>
          <table:table-cell office:value-type="float" office:value="0.447259" calcext:value-type="float">
            <text:p>0.447259</text:p>
          </table:table-cell>
          <table:table-cell office:value-type="float" office:value="0.58725" calcext:value-type="float">
            <text:p>0.58725</text:p>
          </table:table-cell>
          <table:table-cell office:value-type="float" office:value="0.559004" calcext:value-type="float">
            <text:p>0.559004</text:p>
          </table:table-cell>
          <table:table-cell office:value-type="float" office:value="0.621663" calcext:value-type="float">
            <text:p>0.621663</text:p>
          </table:table-cell>
          <table:table-cell office:value-type="float" office:value="0.567412" calcext:value-type="float">
            <text:p>0.567412</text:p>
          </table:table-cell>
          <table:table-cell office:value-type="float" office:value="16.75" calcext:value-type="float">
            <text:p>16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60 <text:s/>3 T</text:p>
          </table:table-cell>
          <table:table-cell office:value-type="float" office:value="0.6" calcext:value-type="float">
            <text:p>0.6</text:p>
          </table:table-cell>
          <table:table-cell office:value-type="float" office:value="0.487025" calcext:value-type="float">
            <text:p>0.487025</text:p>
          </table:table-cell>
          <table:table-cell office:value-type="float" office:value="0.440066" calcext:value-type="float">
            <text:p>0.440066</text:p>
          </table:table-cell>
          <table:table-cell office:value-type="float" office:value="0.591776" calcext:value-type="float">
            <text:p>0.591776</text:p>
          </table:table-cell>
          <table:table-cell office:value-type="float" office:value="0.554819" calcext:value-type="float">
            <text:p>0.554819</text:p>
          </table:table-cell>
          <table:table-cell office:value-type="float" office:value="0.677883" calcext:value-type="float">
            <text:p>0.677883</text:p>
          </table:table-cell>
          <table:table-cell office:value-type="float" office:value="0.590706" calcext:value-type="float">
            <text:p>0.590706</text:p>
          </table:table-cell>
          <table:table-cell office:value-type="float" office:value="18.416667" calcext:value-type="float">
            <text:p>18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65 <text:s/>3 T</text:p>
          </table:table-cell>
          <table:table-cell office:value-type="float" office:value="0.65" calcext:value-type="float">
            <text:p>0.65</text:p>
          </table:table-cell>
          <table:table-cell office:value-type="float" office:value="0.480662" calcext:value-type="float">
            <text:p>0.480662</text:p>
          </table:table-cell>
          <table:table-cell office:value-type="float" office:value="0.430823" calcext:value-type="float">
            <text:p>0.430823</text:p>
          </table:table-cell>
          <table:table-cell office:value-type="float" office:value="0.602761" calcext:value-type="float">
            <text:p>0.602761</text:p>
          </table:table-cell>
          <table:table-cell office:value-type="float" office:value="0.562029" calcext:value-type="float">
            <text:p>0.562029</text:p>
          </table:table-cell>
          <table:table-cell office:value-type="float" office:value="0.742776" calcext:value-type="float">
            <text:p>0.742776</text:p>
          </table:table-cell>
          <table:table-cell office:value-type="float" office:value="0.618095" calcext:value-type="float">
            <text:p>0.618095</text:p>
          </table:table-cell>
          <table:table-cell office:value-type="float" office:value="19.833333" calcext:value-type="float">
            <text:p>19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70 <text:s/>3 T</text:p>
          </table:table-cell>
          <table:table-cell office:value-type="float" office:value="0.7" calcext:value-type="float">
            <text:p>0.7</text:p>
          </table:table-cell>
          <table:table-cell office:value-type="float" office:value="0.484867" calcext:value-type="float">
            <text:p>0.484867</text:p>
          </table:table-cell>
          <table:table-cell office:value-type="float" office:value="0.430963" calcext:value-type="float">
            <text:p>0.430963</text:p>
          </table:table-cell>
          <table:table-cell office:value-type="float" office:value="0.601639" calcext:value-type="float">
            <text:p>0.601639</text:p>
          </table:table-cell>
          <table:table-cell office:value-type="float" office:value="0.553186" calcext:value-type="float">
            <text:p>0.553186</text:p>
          </table:table-cell>
          <table:table-cell office:value-type="float" office:value="0.797144" calcext:value-type="float">
            <text:p>0.797144</text:p>
          </table:table-cell>
          <table:table-cell office:value-type="float" office:value="0.632842" calcext:value-type="float">
            <text:p>0.632842</text:p>
          </table:table-cell>
          <table:table-cell office:value-type="float" office:value="21.416667" calcext:value-type="float">
            <text:p>21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75 <text:s/>3 T</text:p>
          </table:table-cell>
          <table:table-cell office:value-type="float" office:value="0.75" calcext:value-type="float">
            <text:p>0.75</text:p>
          </table:table-cell>
          <table:table-cell office:value-type="float" office:value="0.492842" calcext:value-type="float">
            <text:p>0.492842</text:p>
          </table:table-cell>
          <table:table-cell office:value-type="float" office:value="0.420391" calcext:value-type="float">
            <text:p>0.420391</text:p>
          </table:table-cell>
          <table:table-cell office:value-type="float" office:value="0.60595" calcext:value-type="float">
            <text:p>0.60595</text:p>
          </table:table-cell>
          <table:table-cell office:value-type="float" office:value="0.554048" calcext:value-type="float">
            <text:p>0.554048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650778" calcext:value-type="float">
            <text:p>0.650778</text:p>
          </table:table-cell>
          <table:table-cell office:value-type="float" office:value="23" calcext:value-type="float">
            <text:p>2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80 <text:s/>3 T</text:p>
          </table:table-cell>
          <table:table-cell office:value-type="float" office:value="0.8" calcext:value-type="float">
            <text:p>0.8</text:p>
          </table:table-cell>
          <table:table-cell office:value-type="float" office:value="0.502423" calcext:value-type="float">
            <text:p>0.502423</text:p>
          </table:table-cell>
          <table:table-cell office:value-type="float" office:value="0.41693" calcext:value-type="float">
            <text:p>0.41693</text:p>
          </table:table-cell>
          <table:table-cell office:value-type="float" office:value="0.603466" calcext:value-type="float">
            <text:p>0.603466</text:p>
          </table:table-cell>
          <table:table-cell office:value-type="float" office:value="0.547832" calcext:value-type="float">
            <text:p>0.547832</text:p>
          </table:table-cell>
          <table:table-cell office:value-type="float" office:value="0.892385" calcext:value-type="float">
            <text:p>0.892385</text:p>
          </table:table-cell>
          <table:table-cell office:value-type="float" office:value="0.659391" calcext:value-type="float">
            <text:p>0.659391</text:p>
          </table:table-cell>
          <table:table-cell office:value-type="float" office:value="24.416667" calcext:value-type="float">
            <text:p>24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85 <text:s/>3 T</text:p>
          </table:table-cell>
          <table:table-cell office:value-type="float" office:value="0.85" calcext:value-type="float">
            <text:p>0.85</text:p>
          </table:table-cell>
          <table:table-cell office:value-type="float" office:value="0.522315" calcext:value-type="float">
            <text:p>0.522315</text:p>
          </table:table-cell>
          <table:table-cell office:value-type="float" office:value="0.421155" calcext:value-type="float">
            <text:p>0.421155</text:p>
          </table:table-cell>
          <table:table-cell office:value-type="float" office:value="0.591859" calcext:value-type="float">
            <text:p>0.591859</text:p>
          </table:table-cell>
          <table:table-cell office:value-type="float" office:value="0.542475" calcext:value-type="float">
            <text:p>0.542475</text:p>
          </table:table-cell>
          <table:table-cell office:value-type="float" office:value="0.933559" calcext:value-type="float">
            <text:p>0.933559</text:p>
          </table:table-cell>
          <table:table-cell office:value-type="float" office:value="0.664192" calcext:value-type="float">
            <text:p>0.664192</text:p>
          </table:table-cell>
          <table:table-cell office:value-type="float" office:value="25.916667" calcext:value-type="float">
            <text:p>25.9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90 <text:s/>3 T</text:p>
          </table:table-cell>
          <table:table-cell office:value-type="float" office:value="0.9" calcext:value-type="float">
            <text:p>0.9</text:p>
          </table:table-cell>
          <table:table-cell office:value-type="float" office:value="0.555565" calcext:value-type="float">
            <text:p>0.555565</text:p>
          </table:table-cell>
          <table:table-cell office:value-type="float" office:value="0.439331" calcext:value-type="float">
            <text:p>0.439331</text:p>
          </table:table-cell>
          <table:table-cell office:value-type="float" office:value="0.566561" calcext:value-type="float">
            <text:p>0.566561</text:p>
          </table:table-cell>
          <table:table-cell office:value-type="float" office:value="0.522982" calcext:value-type="float">
            <text:p>0.522982</text:p>
          </table:table-cell>
          <table:table-cell office:value-type="float" office:value="0.956872" calcext:value-type="float">
            <text:p>0.956872</text:p>
          </table:table-cell>
          <table:table-cell office:value-type="float" office:value="0.656317" calcext:value-type="float">
            <text:p>0.656317</text:p>
          </table:table-cell>
          <table:table-cell office:value-type="float" office:value="27.5" calcext:value-type="float">
            <text:p>27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95 <text:s/>3 T</text:p>
          </table:table-cell>
          <table:table-cell office:value-type="float" office:value="0.95" calcext:value-type="float">
            <text:p>0.95</text:p>
          </table:table-cell>
          <table:table-cell office:value-type="float" office:value="0.593736" calcext:value-type="float">
            <text:p>0.593736</text:p>
          </table:table-cell>
          <table:table-cell office:value-type="float" office:value="0.458954" calcext:value-type="float">
            <text:p>0.458954</text:p>
          </table:table-cell>
          <table:table-cell office:value-type="float" office:value="0.53885" calcext:value-type="float">
            <text:p>0.53885</text:p>
          </table:table-cell>
          <table:table-cell office:value-type="float" office:value="0.507739" calcext:value-type="float">
            <text:p>0.507739</text:p>
          </table:table-cell>
          <table:table-cell office:value-type="float" office:value="0.974729" calcext:value-type="float">
            <text:p>0.974729</text:p>
          </table:table-cell>
          <table:table-cell office:value-type="float" office:value="0.647912" calcext:value-type="float">
            <text:p>0.647912</text:p>
          </table:table-cell>
          <table:table-cell office:value-type="float" office:value="29" calcext:value-type="float">
            <text:p>29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10 LCO:9</text:p>
          </table:table-cell>
          <table:table-cell office:value-type="float" office:value="0.1" calcext:value-type="float">
            <text:p>0.1</text:p>
          </table:table-cell>
          <table:table-cell office:value-type="float" office:value="0.526709" calcext:value-type="float">
            <text:p>0.526709</text:p>
          </table:table-cell>
          <table:table-cell office:value-type="float" office:value="0.508162" calcext:value-type="float">
            <text:p>0.508162</text:p>
          </table:table-cell>
          <table:table-cell office:value-type="float" office:value="0.526307" calcext:value-type="float">
            <text:p>0.526307</text:p>
          </table:table-cell>
          <table:table-cell office:value-type="string" calcext:value-type="string">
            <text:p>NaN</text:p>
          </table:table-cell>
          <table:table-cell office:value-type="float" office:value="0.040482" calcext:value-type="float">
            <text:p>0.040482</text:p>
          </table:table-cell>
          <table:table-cell office:value-type="float" office:value="0.072543" calcext:value-type="float">
            <text:p>0.072543</text:p>
          </table:table-cell>
          <table:table-cell office:value-type="float" office:value="2.666667" calcext:value-type="float">
            <text:p>2.6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15 LCO:9</text:p>
          </table:table-cell>
          <table:table-cell office:value-type="float" office:value="0.15" calcext:value-type="float">
            <text:p>0.15</text:p>
          </table:table-cell>
          <table:table-cell office:value-type="float" office:value="0.537584" calcext:value-type="float">
            <text:p>0.537584</text:p>
          </table:table-cell>
          <table:table-cell office:value-type="float" office:value="0.515268" calcext:value-type="float">
            <text:p>0.515268</text:p>
          </table:table-cell>
          <table:table-cell office:value-type="float" office:value="0.521706" calcext:value-type="float">
            <text:p>0.521706</text:p>
          </table:table-cell>
          <table:table-cell office:value-type="string" calcext:value-type="string">
            <text:p>NaN</text:p>
          </table:table-cell>
          <table:table-cell office:value-type="float" office:value="0.091186" calcext:value-type="float">
            <text:p>0.091186</text:p>
          </table:table-cell>
          <table:table-cell office:value-type="float" office:value="0.14428" calcext:value-type="float">
            <text:p>0.14428</text:p>
          </table:table-cell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20 LCO:9</text:p>
          </table:table-cell>
          <table:table-cell office:value-type="float" office:value="0.2" calcext:value-type="float">
            <text:p>0.2</text:p>
          </table:table-cell>
          <table:table-cell office:value-type="float" office:value="0.516054" calcext:value-type="float">
            <text:p>0.516054</text:p>
          </table:table-cell>
          <table:table-cell office:value-type="float" office:value="0.490267" calcext:value-type="float">
            <text:p>0.490267</text:p>
          </table:table-cell>
          <table:table-cell office:value-type="float" office:value="0.545096" calcext:value-type="float">
            <text:p>0.545096</text:p>
          </table:table-cell>
          <table:table-cell office:value-type="float" office:value="0.564286" calcext:value-type="float">
            <text:p>0.564286</text:p>
          </table:table-cell>
          <table:table-cell office:value-type="float" office:value="0.188549" calcext:value-type="float">
            <text:p>0.188549</text:p>
          </table:table-cell>
          <table:table-cell office:value-type="float" office:value="0.267921" calcext:value-type="float">
            <text:p>0.267921</text:p>
          </table:table-cell>
          <table:table-cell office:value-type="float" office:value="5.833333" calcext:value-type="float">
            <text:p>5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25 LCO:9</text:p>
          </table:table-cell>
          <table:table-cell office:value-type="float" office:value="0.25" calcext:value-type="float">
            <text:p>0.25</text:p>
          </table:table-cell>
          <table:table-cell office:value-type="float" office:value="0.486723" calcext:value-type="float">
            <text:p>0.486723</text:p>
          </table:table-cell>
          <table:table-cell office:value-type="float" office:value="0.449334" calcext:value-type="float">
            <text:p>0.449334</text:p>
          </table:table-cell>
          <table:table-cell office:value-type="float" office:value="0.575159" calcext:value-type="float">
            <text:p>0.575159</text:p>
          </table:table-cell>
          <table:table-cell office:value-type="float" office:value="0.63127" calcext:value-type="float">
            <text:p>0.63127</text:p>
          </table:table-cell>
          <table:table-cell office:value-type="float" office:value="0.272983" calcext:value-type="float">
            <text:p>0.272983</text:p>
          </table:table-cell>
          <table:table-cell office:value-type="float" office:value="0.361544" calcext:value-type="float">
            <text:p>0.361544</text:p>
          </table:table-cell>
          <table:table-cell office:value-type="float" office:value="7.25" calcext:value-type="float">
            <text:p>7.2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30 LCO:9</text:p>
          </table:table-cell>
          <table:table-cell office:value-type="float" office:value="0.3" calcext:value-type="float">
            <text:p>0.3</text:p>
          </table:table-cell>
          <table:table-cell office:value-type="float" office:value="0.484379" calcext:value-type="float">
            <text:p>0.484379</text:p>
          </table:table-cell>
          <table:table-cell office:value-type="float" office:value="0.445253" calcext:value-type="float">
            <text:p>0.445253</text:p>
          </table:table-cell>
          <table:table-cell office:value-type="float" office:value="0.578594" calcext:value-type="float">
            <text:p>0.578594</text:p>
          </table:table-cell>
          <table:table-cell office:value-type="float" office:value="0.607161" calcext:value-type="float">
            <text:p>0.607161</text:p>
          </table:table-cell>
          <table:table-cell office:value-type="float" office:value="0.331457" calcext:value-type="float">
            <text:p>0.331457</text:p>
          </table:table-cell>
          <table:table-cell office:value-type="float" office:value="0.408591" calcext:value-type="float">
            <text:p>0.408591</text:p>
          </table:table-cell>
          <table:table-cell office:value-type="float" office:value="8.666667" calcext:value-type="float">
            <text:p>8.6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35 LCO:9</text:p>
          </table:table-cell>
          <table:table-cell office:value-type="float" office:value="0.35" calcext:value-type="float">
            <text:p>0.35</text:p>
          </table:table-cell>
          <table:table-cell office:value-type="float" office:value="0.461639" calcext:value-type="float">
            <text:p>0.461639</text:p>
          </table:table-cell>
          <table:table-cell office:value-type="float" office:value="0.428018" calcext:value-type="float">
            <text:p>0.428018</text:p>
          </table:table-cell>
          <table:table-cell office:value-type="float" office:value="0.594998" calcext:value-type="float">
            <text:p>0.594998</text:p>
          </table:table-cell>
          <table:table-cell office:value-type="float" office:value="0.626523" calcext:value-type="float">
            <text:p>0.626523</text:p>
          </table:table-cell>
          <table:table-cell office:value-type="float" office:value="0.412584" calcext:value-type="float">
            <text:p>0.412584</text:p>
          </table:table-cell>
          <table:table-cell office:value-type="float" office:value="0.469142" calcext:value-type="float">
            <text:p>0.469142</text:p>
          </table:table-cell>
          <table:table-cell office:value-type="float" office:value="10.25" calcext:value-type="float">
            <text:p>10.2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40 LCO:9</text:p>
          </table:table-cell>
          <table:table-cell office:value-type="float" office:value="0.4" calcext:value-type="float">
            <text:p>0.4</text:p>
          </table:table-cell>
          <table:table-cell office:value-type="float" office:value="0.450647" calcext:value-type="float">
            <text:p>0.450647</text:p>
          </table:table-cell>
          <table:table-cell office:value-type="float" office:value="0.414697" calcext:value-type="float">
            <text:p>0.414697</text:p>
          </table:table-cell>
          <table:table-cell office:value-type="float" office:value="0.607311" calcext:value-type="float">
            <text:p>0.607311</text:p>
          </table:table-cell>
          <table:table-cell office:value-type="float" office:value="0.620327" calcext:value-type="float">
            <text:p>0.620327</text:p>
          </table:table-cell>
          <table:table-cell office:value-type="float" office:value="0.474654" calcext:value-type="float">
            <text:p>0.474654</text:p>
          </table:table-cell>
          <table:table-cell office:value-type="float" office:value="0.511964" calcext:value-type="float">
            <text:p>0.511964</text:p>
          </table:table-cell>
          <table:table-cell office:value-type="float" office:value="11.75" calcext:value-type="float">
            <text:p>11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45 LCO:9</text:p>
          </table:table-cell>
          <table:table-cell office:value-type="float" office:value="0.45" calcext:value-type="float">
            <text:p>0.45</text:p>
          </table:table-cell>
          <table:table-cell office:value-type="float" office:value="0.460609" calcext:value-type="float">
            <text:p>0.460609</text:p>
          </table:table-cell>
          <table:table-cell office:value-type="float" office:value="0.415386" calcext:value-type="float">
            <text:p>0.415386</text:p>
          </table:table-cell>
          <table:table-cell office:value-type="float" office:value="0.597365" calcext:value-type="float">
            <text:p>0.597365</text:p>
          </table:table-cell>
          <table:table-cell office:value-type="float" office:value="0.598603" calcext:value-type="float">
            <text:p>0.598603</text:p>
          </table:table-cell>
          <table:table-cell office:value-type="float" office:value="0.523338" calcext:value-type="float">
            <text:p>0.523338</text:p>
          </table:table-cell>
          <table:table-cell office:value-type="float" office:value="0.528775" calcext:value-type="float">
            <text:p>0.528775</text:p>
          </table:table-cell>
          <table:table-cell office:value-type="float" office:value="13.166667" calcext:value-type="float">
            <text:p>13.1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50 LCO:9</text:p>
          </table:table-cell>
          <table:table-cell office:value-type="float" office:value="0.5" calcext:value-type="float">
            <text:p>0.5</text:p>
          </table:table-cell>
          <table:table-cell office:value-type="float" office:value="0.453588" calcext:value-type="float">
            <text:p>0.453588</text:p>
          </table:table-cell>
          <table:table-cell office:value-type="float" office:value="0.400827" calcext:value-type="float">
            <text:p>0.400827</text:p>
          </table:table-cell>
          <table:table-cell office:value-type="float" office:value="0.611096" calcext:value-type="float">
            <text:p>0.611096</text:p>
          </table:table-cell>
          <table:table-cell office:value-type="float" office:value="0.59907" calcext:value-type="float">
            <text:p>0.59907</text:p>
          </table:table-cell>
          <table:table-cell office:value-type="float" office:value="0.580189" calcext:value-type="float">
            <text:p>0.580189</text:p>
          </table:table-cell>
          <table:table-cell office:value-type="float" office:value="0.563991" calcext:value-type="float">
            <text:p>0.563991</text:p>
          </table:table-cell>
          <table:table-cell office:value-type="float" office:value="14.5" calcext:value-type="float">
            <text:p>14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55 LCO:9</text:p>
          </table:table-cell>
          <table:table-cell office:value-type="float" office:value="0.55" calcext:value-type="float">
            <text:p>0.55</text:p>
          </table:table-cell>
          <table:table-cell office:value-type="float" office:value="0.468531" calcext:value-type="float">
            <text:p>0.468531</text:p>
          </table:table-cell>
          <table:table-cell office:value-type="float" office:value="0.404464" calcext:value-type="float">
            <text:p>0.404464</text:p>
          </table:table-cell>
          <table:table-cell office:value-type="float" office:value="0.601765" calcext:value-type="float">
            <text:p>0.601765</text:p>
          </table:table-cell>
          <table:table-cell office:value-type="float" office:value="0.574672" calcext:value-type="float">
            <text:p>0.574672</text:p>
          </table:table-cell>
          <table:table-cell office:value-type="float" office:value="0.626518" calcext:value-type="float">
            <text:p>0.626518</text:p>
          </table:table-cell>
          <table:table-cell office:value-type="float" office:value="0.576583" calcext:value-type="float">
            <text:p>0.576583</text:p>
          </table:table-cell>
          <table:table-cell office:value-type="float" office:value="16.333333" calcext:value-type="float">
            <text:p>16.3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60 LCO:9</text:p>
          </table:table-cell>
          <table:table-cell office:value-type="float" office:value="0.6" calcext:value-type="float">
            <text:p>0.6</text:p>
          </table:table-cell>
          <table:table-cell office:value-type="float" office:value="0.501253" calcext:value-type="float">
            <text:p>0.501253</text:p>
          </table:table-cell>
          <table:table-cell office:value-type="float" office:value="0.427913" calcext:value-type="float">
            <text:p>0.427913</text:p>
          </table:table-cell>
          <table:table-cell office:value-type="float" office:value="0.579279" calcext:value-type="float">
            <text:p>0.579279</text:p>
          </table:table-cell>
          <table:table-cell office:value-type="float" office:value="0.550983" calcext:value-type="float">
            <text:p>0.550983</text:p>
          </table:table-cell>
          <table:table-cell office:value-type="float" office:value="0.663291" calcext:value-type="float">
            <text:p>0.663291</text:p>
          </table:table-cell>
          <table:table-cell office:value-type="float" office:value="0.577261" calcext:value-type="float">
            <text:p>0.577261</text:p>
          </table:table-cell>
          <table:table-cell office:value-type="float" office:value="17.916667" calcext:value-type="float">
            <text:p>17.9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65 LCO:9</text:p>
          </table:table-cell>
          <table:table-cell office:value-type="float" office:value="0.65" calcext:value-type="float">
            <text:p>0.65</text:p>
          </table:table-cell>
          <table:table-cell office:value-type="float" office:value="0.525052" calcext:value-type="float">
            <text:p>0.525052</text:p>
          </table:table-cell>
          <table:table-cell office:value-type="float" office:value="0.444175" calcext:value-type="float">
            <text:p>0.444175</text:p>
          </table:table-cell>
          <table:table-cell office:value-type="float" office:value="0.567909" calcext:value-type="float">
            <text:p>0.567909</text:p>
          </table:table-cell>
          <table:table-cell office:value-type="float" office:value="0.53279" calcext:value-type="float">
            <text:p>0.53279</text:p>
          </table:table-cell>
          <table:table-cell office:value-type="float" office:value="0.698512" calcext:value-type="float">
            <text:p>0.698512</text:p>
          </table:table-cell>
          <table:table-cell office:value-type="float" office:value="0.583323" calcext:value-type="float">
            <text:p>0.583323</text:p>
          </table:table-cell>
          <table:table-cell office:value-type="float" office:value="19.333333" calcext:value-type="float">
            <text:p>19.3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70 LCO:9</text:p>
          </table:table-cell>
          <table:table-cell office:value-type="float" office:value="0.7" calcext:value-type="float">
            <text:p>0.7</text:p>
          </table:table-cell>
          <table:table-cell office:value-type="float" office:value="0.566681" calcext:value-type="float">
            <text:p>0.566681</text:p>
          </table:table-cell>
          <table:table-cell office:value-type="float" office:value="0.472761" calcext:value-type="float">
            <text:p>0.472761</text:p>
          </table:table-cell>
          <table:table-cell office:value-type="float" office:value="0.534738" calcext:value-type="float">
            <text:p>0.534738</text:p>
          </table:table-cell>
          <table:table-cell office:value-type="float" office:value="0.508835" calcext:value-type="float">
            <text:p>0.508835</text:p>
          </table:table-cell>
          <table:table-cell office:value-type="float" office:value="0.711637" calcext:value-type="float">
            <text:p>0.711637</text:p>
          </table:table-cell>
          <table:table-cell office:value-type="float" office:value="0.570239" calcext:value-type="float">
            <text:p>0.570239</text:p>
          </table:table-cell>
          <table:table-cell office:value-type="float" office:value="21" calcext:value-type="float">
            <text:p>2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75 LCO:9</text:p>
          </table:table-cell>
          <table:table-cell office:value-type="float" office:value="0.75" calcext:value-type="float">
            <text:p>0.75</text:p>
          </table:table-cell>
          <table:table-cell office:value-type="float" office:value="0.566264" calcext:value-type="float">
            <text:p>0.566264</text:p>
          </table:table-cell>
          <table:table-cell office:value-type="float" office:value="0.46684" calcext:value-type="float">
            <text:p>0.46684</text:p>
          </table:table-cell>
          <table:table-cell office:value-type="float" office:value="0.534271" calcext:value-type="float">
            <text:p>0.534271</text:p>
          </table:table-cell>
          <table:table-cell office:value-type="float" office:value="0.506228" calcext:value-type="float">
            <text:p>0.506228</text:p>
          </table:table-cell>
          <table:table-cell office:value-type="float" office:value="0.770052" calcext:value-type="float">
            <text:p>0.770052</text:p>
          </table:table-cell>
          <table:table-cell office:value-type="float" office:value="0.589109" calcext:value-type="float">
            <text:p>0.589109</text:p>
          </table:table-cell>
          <table:table-cell office:value-type="float" office:value="22.5" calcext:value-type="float">
            <text:p>22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80 LCO:9</text:p>
          </table:table-cell>
          <table:table-cell office:value-type="float" office:value="0.8" calcext:value-type="float">
            <text:p>0.8</text:p>
          </table:table-cell>
          <table:table-cell office:value-type="float" office:value="0.562745" calcext:value-type="float">
            <text:p>0.562745</text:p>
          </table:table-cell>
          <table:table-cell office:value-type="float" office:value="0.454047" calcext:value-type="float">
            <text:p>0.454047</text:p>
          </table:table-cell>
          <table:table-cell office:value-type="float" office:value="0.550606" calcext:value-type="float">
            <text:p>0.550606</text:p>
          </table:table-cell>
          <table:table-cell office:value-type="float" office:value="0.51839" calcext:value-type="float">
            <text:p>0.51839</text:p>
          </table:table-cell>
          <table:table-cell office:value-type="float" office:value="0.838709" calcext:value-type="float">
            <text:p>0.838709</text:p>
          </table:table-cell>
          <table:table-cell office:value-type="float" office:value="0.617864" calcext:value-type="float">
            <text:p>0.617864</text:p>
          </table:table-cell>
          <table:table-cell office:value-type="float" office:value="24" calcext:value-type="float">
            <text:p>2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85 LCO:9</text:p>
          </table:table-cell>
          <table:table-cell office:value-type="float" office:value="0.85" calcext:value-type="float">
            <text:p>0.85</text:p>
          </table:table-cell>
          <table:table-cell office:value-type="float" office:value="0.567564" calcext:value-type="float">
            <text:p>0.567564</text:p>
          </table:table-cell>
          <table:table-cell office:value-type="float" office:value="0.449593" calcext:value-type="float">
            <text:p>0.449593</text:p>
          </table:table-cell>
          <table:table-cell office:value-type="float" office:value="0.548872" calcext:value-type="float">
            <text:p>0.548872</text:p>
          </table:table-cell>
          <table:table-cell office:value-type="float" office:value="0.513755" calcext:value-type="float">
            <text:p>0.513755</text:p>
          </table:table-cell>
          <table:table-cell office:value-type="float" office:value="0.883354" calcext:value-type="float">
            <text:p>0.883354</text:p>
          </table:table-cell>
          <table:table-cell office:value-type="float" office:value="0.629312" calcext:value-type="float">
            <text:p>0.629312</text:p>
          </table:table-cell>
          <table:table-cell office:value-type="float" office:value="25.583333" calcext:value-type="float">
            <text:p>25.5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90 LCO:9</text:p>
          </table:table-cell>
          <table:table-cell office:value-type="float" office:value="0.9" calcext:value-type="float">
            <text:p>0.9</text:p>
          </table:table-cell>
          <table:table-cell office:value-type="float" office:value="0.597006" calcext:value-type="float">
            <text:p>0.597006</text:p>
          </table:table-cell>
          <table:table-cell office:value-type="float" office:value="0.469762" calcext:value-type="float">
            <text:p>0.469762</text:p>
          </table:table-cell>
          <table:table-cell office:value-type="float" office:value="0.529313" calcext:value-type="float">
            <text:p>0.529313</text:p>
          </table:table-cell>
          <table:table-cell office:value-type="float" office:value="0.503823" calcext:value-type="float">
            <text:p>0.503823</text:p>
          </table:table-cell>
          <table:table-cell office:value-type="float" office:value="0.909485" calcext:value-type="float">
            <text:p>0.909485</text:p>
          </table:table-cell>
          <table:table-cell office:value-type="float" office:value="0.627078" calcext:value-type="float">
            <text:p>0.627078</text:p>
          </table:table-cell>
          <table:table-cell office:value-type="float" office:value="27" calcext:value-type="float">
            <text:p>2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95 LCO:9</text:p>
          </table:table-cell>
          <table:table-cell office:value-type="float" office:value="0.95" calcext:value-type="float">
            <text:p>0.95</text:p>
          </table:table-cell>
          <table:table-cell office:value-type="float" office:value="0.623161" calcext:value-type="float">
            <text:p>0.623161</text:p>
          </table:table-cell>
          <table:table-cell office:value-type="float" office:value="0.484315" calcext:value-type="float">
            <text:p>0.484315</text:p>
          </table:table-cell>
          <table:table-cell office:value-type="float" office:value="0.515821" calcext:value-type="float">
            <text:p>0.515821</text:p>
          </table:table-cell>
          <table:table-cell office:value-type="float" office:value="0.493851" calcext:value-type="float">
            <text:p>0.493851</text:p>
          </table:table-cell>
          <table:table-cell office:value-type="float" office:value="0.945001" calcext:value-type="float">
            <text:p>0.945001</text:p>
          </table:table-cell>
          <table:table-cell office:value-type="float" office:value="0.629689" calcext:value-type="float">
            <text:p>0.629689</text:p>
          </table:table-cell>
          <table:table-cell office:value-type="float" office:value="28.5" calcext:value-type="float">
            <text:p>28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1" calcext:value-type="float">
            <text:p>0.1</text:p>
          </table:table-cell>
          <table:table-cell office:value-type="float" office:value="0.509018" calcext:value-type="float">
            <text:p>0.509018</text:p>
          </table:table-cell>
          <table:table-cell office:value-type="float" office:value="0.492207" calcext:value-type="float">
            <text:p>0.492207</text:p>
          </table:table-cell>
          <table:table-cell office:value-type="float" office:value="0.541737" calcext:value-type="float">
            <text:p>0.541737</text:p>
          </table:table-cell>
          <table:table-cell office:value-type="string" calcext:value-type="string">
            <text:p>NaN</text:p>
          </table:table-cell>
          <table:table-cell office:value-type="float" office:value="0.093134" calcext:value-type="float">
            <text:p>0.093134</text:p>
          </table:table-cell>
          <table:table-cell office:value-type="float" office:value="0.152106" calcext:value-type="float">
            <text:p>0.152106</text:p>
          </table:table-cell>
          <table:table-cell office:value-type="float" office:value="3.166667" calcext:value-type="float">
            <text:p>3.1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15" calcext:value-type="float">
            <text:p>0.15</text:p>
          </table:table-cell>
          <table:table-cell office:value-type="float" office:value="0.492487" calcext:value-type="float">
            <text:p>0.492487</text:p>
          </table:table-cell>
          <table:table-cell office:value-type="float" office:value="0.47394" calcext:value-type="float">
            <text:p>0.47394</text:p>
          </table:table-cell>
          <table:table-cell office:value-type="float" office:value="0.553281" calcext:value-type="float">
            <text:p>0.553281</text:p>
          </table:table-cell>
          <table:table-cell office:value-type="float" office:value="0.591667" calcext:value-type="float">
            <text:p>0.591667</text:p>
          </table:table-cell>
          <table:table-cell office:value-type="float" office:value="0.163916" calcext:value-type="float">
            <text:p>0.163916</text:p>
          </table:table-cell>
          <table:table-cell office:value-type="float" office:value="0.249787" calcext:value-type="float">
            <text:p>0.249787</text:p>
          </table:table-cell>
          <table:table-cell office:value-type="float" office:value="4.666667" calcext:value-type="float">
            <text:p>4.6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2" calcext:value-type="float">
            <text:p>0.2</text:p>
          </table:table-cell>
          <table:table-cell office:value-type="float" office:value="0.460652" calcext:value-type="float">
            <text:p>0.460652</text:p>
          </table:table-cell>
          <table:table-cell office:value-type="float" office:value="0.439776" calcext:value-type="float">
            <text:p>0.439776</text:p>
          </table:table-cell>
          <table:table-cell office:value-type="float" office:value="0.583834" calcext:value-type="float">
            <text:p>0.583834</text:p>
          </table:table-cell>
          <table:table-cell office:value-type="float" office:value="0.668287" calcext:value-type="float">
            <text:p>0.668287</text:p>
          </table:table-cell>
          <table:table-cell office:value-type="float" office:value="0.256785" calcext:value-type="float">
            <text:p>0.256785</text:p>
          </table:table-cell>
          <table:table-cell office:value-type="float" office:value="0.354504" calcext:value-type="float">
            <text:p>0.354504</text:p>
          </table:table-cell>
          <table:table-cell office:value-type="float" office:value="6.083333" calcext:value-type="float">
            <text:p>6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25" calcext:value-type="float">
            <text:p>0.25</text:p>
          </table:table-cell>
          <table:table-cell office:value-type="float" office:value="0.466549" calcext:value-type="float">
            <text:p>0.466549</text:p>
          </table:table-cell>
          <table:table-cell office:value-type="float" office:value="0.436697" calcext:value-type="float">
            <text:p>0.436697</text:p>
          </table:table-cell>
          <table:table-cell office:value-type="float" office:value="0.586938" calcext:value-type="float">
            <text:p>0.586938</text:p>
          </table:table-cell>
          <table:table-cell office:value-type="float" office:value="0.620467" calcext:value-type="float">
            <text:p>0.620467</text:p>
          </table:table-cell>
          <table:table-cell office:value-type="float" office:value="0.32895" calcext:value-type="float">
            <text:p>0.32895</text:p>
          </table:table-cell>
          <table:table-cell office:value-type="float" office:value="0.414991" calcext:value-type="float">
            <text:p>0.414991</text:p>
          </table:table-cell>
          <table:table-cell office:value-type="float" office:value="7.75" calcext:value-type="float">
            <text:p>7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3" calcext:value-type="float">
            <text:p>0.3</text:p>
          </table:table-cell>
          <table:table-cell office:value-type="float" office:value="0.480261" calcext:value-type="float">
            <text:p>0.480261</text:p>
          </table:table-cell>
          <table:table-cell office:value-type="float" office:value="0.444607" calcext:value-type="float">
            <text:p>0.444607</text:p>
          </table:table-cell>
          <table:table-cell office:value-type="float" office:value="0.574176" calcext:value-type="float">
            <text:p>0.574176</text:p>
          </table:table-cell>
          <table:table-cell office:value-type="float" office:value="0.587186" calcext:value-type="float">
            <text:p>0.587186</text:p>
          </table:table-cell>
          <table:table-cell office:value-type="float" office:value="0.358381" calcext:value-type="float">
            <text:p>0.358381</text:p>
          </table:table-cell>
          <table:table-cell office:value-type="float" office:value="0.426573" calcext:value-type="float">
            <text:p>0.426573</text:p>
          </table:table-cell>
          <table:table-cell office:value-type="float" office:value="9.25" calcext:value-type="float">
            <text:p>9.2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35" calcext:value-type="float">
            <text:p>0.35</text:p>
          </table:table-cell>
          <table:table-cell office:value-type="float" office:value="0.477436" calcext:value-type="float">
            <text:p>0.477436</text:p>
          </table:table-cell>
          <table:table-cell office:value-type="float" office:value="0.434838" calcext:value-type="float">
            <text:p>0.434838</text:p>
          </table:table-cell>
          <table:table-cell office:value-type="float" office:value="0.582076" calcext:value-type="float">
            <text:p>0.582076</text:p>
          </table:table-cell>
          <table:table-cell office:value-type="float" office:value="0.578907" calcext:value-type="float">
            <text:p>0.578907</text:p>
          </table:table-cell>
          <table:table-cell office:value-type="float" office:value="0.428265" calcext:value-type="float">
            <text:p>0.428265</text:p>
          </table:table-cell>
          <table:table-cell office:value-type="float" office:value="0.47378" calcext:value-type="float">
            <text:p>0.47378</text:p>
          </table:table-cell>
          <table:table-cell office:value-type="float" office:value="10.75" calcext:value-type="float">
            <text:p>10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4" calcext:value-type="float">
            <text:p>0.4</text:p>
          </table:table-cell>
          <table:table-cell office:value-type="float" office:value="0.477222" calcext:value-type="float">
            <text:p>0.477222</text:p>
          </table:table-cell>
          <table:table-cell office:value-type="float" office:value="0.431151" calcext:value-type="float">
            <text:p>0.431151</text:p>
          </table:table-cell>
          <table:table-cell office:value-type="float" office:value="0.585398" calcext:value-type="float">
            <text:p>0.585398</text:p>
          </table:table-cell>
          <table:table-cell office:value-type="float" office:value="0.576814" calcext:value-type="float">
            <text:p>0.576814</text:p>
          </table:table-cell>
          <table:table-cell office:value-type="float" office:value="0.477177" calcext:value-type="float">
            <text:p>0.477177</text:p>
          </table:table-cell>
          <table:table-cell office:value-type="float" office:value="0.501358" calcext:value-type="float">
            <text:p>0.501358</text:p>
          </table:table-cell>
          <table:table-cell office:value-type="float" office:value="12.083333" calcext:value-type="float">
            <text:p>12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45" calcext:value-type="float">
            <text:p>0.45</text:p>
          </table:table-cell>
          <table:table-cell office:value-type="float" office:value="0.445421" calcext:value-type="float">
            <text:p>0.445421</text:p>
          </table:table-cell>
          <table:table-cell office:value-type="float" office:value="0.395582" calcext:value-type="float">
            <text:p>0.395582</text:p>
          </table:table-cell>
          <table:table-cell office:value-type="float" office:value="0.616082" calcext:value-type="float">
            <text:p>0.616082</text:p>
          </table:table-cell>
          <table:table-cell office:value-type="float" office:value="0.604882" calcext:value-type="float">
            <text:p>0.604882</text:p>
          </table:table-cell>
          <table:table-cell office:value-type="float" office:value="0.565608" calcext:value-type="float">
            <text:p>0.565608</text:p>
          </table:table-cell>
          <table:table-cell office:value-type="float" office:value="0.562595" calcext:value-type="float">
            <text:p>0.562595</text:p>
          </table:table-cell>
          <table:table-cell office:value-type="float" office:value="13.833333" calcext:value-type="float">
            <text:p>13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5" calcext:value-type="float">
            <text:p>0.5</text:p>
          </table:table-cell>
          <table:table-cell office:value-type="float" office:value="0.475877" calcext:value-type="float">
            <text:p>0.475877</text:p>
          </table:table-cell>
          <table:table-cell office:value-type="float" office:value="0.414732" calcext:value-type="float">
            <text:p>0.414732</text:p>
          </table:table-cell>
          <table:table-cell office:value-type="float" office:value="0.594622" calcext:value-type="float">
            <text:p>0.594622</text:p>
          </table:table-cell>
          <table:table-cell office:value-type="float" office:value="0.565472" calcext:value-type="float">
            <text:p>0.565472</text:p>
          </table:table-cell>
          <table:table-cell office:value-type="float" office:value="0.605628" calcext:value-type="float">
            <text:p>0.605628</text:p>
          </table:table-cell>
          <table:table-cell office:value-type="float" office:value="0.565338" calcext:value-type="float">
            <text:p>0.565338</text:p>
          </table:table-cell>
          <table:table-cell office:value-type="float" office:value="15.5" calcext:value-type="float">
            <text:p>15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55" calcext:value-type="float">
            <text:p>0.55</text:p>
          </table:table-cell>
          <table:table-cell office:value-type="float" office:value="0.495852" calcext:value-type="float">
            <text:p>0.495852</text:p>
          </table:table-cell>
          <table:table-cell office:value-type="float" office:value="0.432378" calcext:value-type="float">
            <text:p>0.432378</text:p>
          </table:table-cell>
          <table:table-cell office:value-type="float" office:value="0.575762" calcext:value-type="float">
            <text:p>0.575762</text:p>
          </table:table-cell>
          <table:table-cell office:value-type="float" office:value="0.545466" calcext:value-type="float">
            <text:p>0.545466</text:p>
          </table:table-cell>
          <table:table-cell office:value-type="float" office:value="0.627549" calcext:value-type="float">
            <text:p>0.627549</text:p>
          </table:table-cell>
          <table:table-cell office:value-type="float" office:value="0.561294" calcext:value-type="float">
            <text:p>0.561294</text:p>
          </table:table-cell>
          <table:table-cell office:value-type="float" office:value="16.75" calcext:value-type="float">
            <text:p>16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6" calcext:value-type="float">
            <text:p>0.6</text:p>
          </table:table-cell>
          <table:table-cell office:value-type="float" office:value="0.536015" calcext:value-type="float">
            <text:p>0.536015</text:p>
          </table:table-cell>
          <table:table-cell office:value-type="float" office:value="0.465004" calcext:value-type="float">
            <text:p>0.465004</text:p>
          </table:table-cell>
          <table:table-cell office:value-type="float" office:value="0.548657" calcext:value-type="float">
            <text:p>0.548657</text:p>
          </table:table-cell>
          <table:table-cell office:value-type="float" office:value="0.514688" calcext:value-type="float">
            <text:p>0.514688</text:p>
          </table:table-cell>
          <table:table-cell office:value-type="float" office:value="0.655195" calcext:value-type="float">
            <text:p>0.655195</text:p>
          </table:table-cell>
          <table:table-cell office:value-type="float" office:value="0.557134" calcext:value-type="float">
            <text:p>0.557134</text:p>
          </table:table-cell>
          <table:table-cell office:value-type="float" office:value="18.416667" calcext:value-type="float">
            <text:p>18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65" calcext:value-type="float">
            <text:p>0.65</text:p>
          </table:table-cell>
          <table:table-cell office:value-type="float" office:value="0.543273" calcext:value-type="float">
            <text:p>0.543273</text:p>
          </table:table-cell>
          <table:table-cell office:value-type="float" office:value="0.462989" calcext:value-type="float">
            <text:p>0.462989</text:p>
          </table:table-cell>
          <table:table-cell office:value-type="float" office:value="0.545232" calcext:value-type="float">
            <text:p>0.545232</text:p>
          </table:table-cell>
          <table:table-cell office:value-type="float" office:value="0.512847" calcext:value-type="float">
            <text:p>0.512847</text:p>
          </table:table-cell>
          <table:table-cell office:value-type="float" office:value="0.697992" calcext:value-type="float">
            <text:p>0.697992</text:p>
          </table:table-cell>
          <table:table-cell office:value-type="float" office:value="0.570611" calcext:value-type="float">
            <text:p>0.570611</text:p>
          </table:table-cell>
          <table:table-cell office:value-type="float" office:value="19.833333" calcext:value-type="float">
            <text:p>19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7" calcext:value-type="float">
            <text:p>0.7</text:p>
          </table:table-cell>
          <table:table-cell office:value-type="float" office:value="0.552467" calcext:value-type="float">
            <text:p>0.552467</text:p>
          </table:table-cell>
          <table:table-cell office:value-type="float" office:value="0.460877" calcext:value-type="float">
            <text:p>0.460877</text:p>
          </table:table-cell>
          <table:table-cell office:value-type="float" office:value="0.545167" calcext:value-type="float">
            <text:p>0.545167</text:p>
          </table:table-cell>
          <table:table-cell office:value-type="float" office:value="0.510598" calcext:value-type="float">
            <text:p>0.510598</text:p>
          </table:table-cell>
          <table:table-cell office:value-type="float" office:value="0.748488" calcext:value-type="float">
            <text:p>0.748488</text:p>
          </table:table-cell>
          <table:table-cell office:value-type="float" office:value="0.587704" calcext:value-type="float">
            <text:p>0.587704</text:p>
          </table:table-cell>
          <table:table-cell office:value-type="float" office:value="21.416667" calcext:value-type="float">
            <text:p>21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75" calcext:value-type="float">
            <text:p>0.75</text:p>
          </table:table-cell>
          <table:table-cell office:value-type="float" office:value="0.584268" calcext:value-type="float">
            <text:p>0.584268</text:p>
          </table:table-cell>
          <table:table-cell office:value-type="float" office:value="0.485141" calcext:value-type="float">
            <text:p>0.485141</text:p>
          </table:table-cell>
          <table:table-cell office:value-type="float" office:value="0.521386" calcext:value-type="float">
            <text:p>0.521386</text:p>
          </table:table-cell>
          <table:table-cell office:value-type="float" office:value="0.493445" calcext:value-type="float">
            <text:p>0.493445</text:p>
          </table:table-cell>
          <table:table-cell office:value-type="float" office:value="0.770644" calcext:value-type="float">
            <text:p>0.770644</text:p>
          </table:table-cell>
          <table:table-cell office:value-type="float" office:value="0.582202" calcext:value-type="float">
            <text:p>0.582202</text:p>
          </table:table-cell>
          <table:table-cell office:value-type="float" office:value="23" calcext:value-type="float">
            <text:p>2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8" calcext:value-type="float">
            <text:p>0.8</text:p>
          </table:table-cell>
          <table:table-cell office:value-type="float" office:value="0.598038" calcext:value-type="float">
            <text:p>0.598038</text:p>
          </table:table-cell>
          <table:table-cell office:value-type="float" office:value="0.493406" calcext:value-type="float">
            <text:p>0.493406</text:p>
          </table:table-cell>
          <table:table-cell office:value-type="float" office:value="0.514736" calcext:value-type="float">
            <text:p>0.514736</text:p>
          </table:table-cell>
          <table:table-cell office:value-type="float" office:value="0.489045" calcext:value-type="float">
            <text:p>0.489045</text:p>
          </table:table-cell>
          <table:table-cell office:value-type="float" office:value="0.805405" calcext:value-type="float">
            <text:p>0.805405</text:p>
          </table:table-cell>
          <table:table-cell office:value-type="float" office:value="0.590201" calcext:value-type="float">
            <text:p>0.590201</text:p>
          </table:table-cell>
          <table:table-cell office:value-type="float" office:value="24.416667" calcext:value-type="float">
            <text:p>24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85" calcext:value-type="float">
            <text:p>0.85</text:p>
          </table:table-cell>
          <table:table-cell office:value-type="float" office:value="0.610286" calcext:value-type="float">
            <text:p>0.610286</text:p>
          </table:table-cell>
          <table:table-cell office:value-type="float" office:value="0.492315" calcext:value-type="float">
            <text:p>0.492315</text:p>
          </table:table-cell>
          <table:table-cell office:value-type="float" office:value="0.513644" calcext:value-type="float">
            <text:p>0.513644</text:p>
          </table:table-cell>
          <table:table-cell office:value-type="float" office:value="0.492935" calcext:value-type="float">
            <text:p>0.492935</text:p>
          </table:table-cell>
          <table:table-cell office:value-type="float" office:value="0.850547" calcext:value-type="float">
            <text:p>0.850547</text:p>
          </table:table-cell>
          <table:table-cell office:value-type="float" office:value="0.604207" calcext:value-type="float">
            <text:p>0.604207</text:p>
          </table:table-cell>
          <table:table-cell office:value-type="float" office:value="25.916667" calcext:value-type="float">
            <text:p>25.9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9" calcext:value-type="float">
            <text:p>0.9</text:p>
          </table:table-cell>
          <table:table-cell office:value-type="float" office:value="0.609702" calcext:value-type="float">
            <text:p>0.609702</text:p>
          </table:table-cell>
          <table:table-cell office:value-type="float" office:value="0.482458" calcext:value-type="float">
            <text:p>0.482458</text:p>
          </table:table-cell>
          <table:table-cell office:value-type="float" office:value="0.521055" calcext:value-type="float">
            <text:p>0.521055</text:p>
          </table:table-cell>
          <table:table-cell office:value-type="float" office:value="0.495925" calcext:value-type="float">
            <text:p>0.495925</text:p>
          </table:table-cell>
          <table:table-cell office:value-type="float" office:value="0.914872" calcext:value-type="float">
            <text:p>0.914872</text:p>
          </table:table-cell>
          <table:table-cell office:value-type="float" office:value="0.624306" calcext:value-type="float">
            <text:p>0.624306</text:p>
          </table:table-cell>
          <table:table-cell office:value-type="float" office:value="27.5" calcext:value-type="float">
            <text:p>27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95" calcext:value-type="float">
            <text:p>0.95</text:p>
          </table:table-cell>
          <table:table-cell office:value-type="float" office:value="0.629357" calcext:value-type="float">
            <text:p>0.629357</text:p>
          </table:table-cell>
          <table:table-cell office:value-type="float" office:value="0.494576" calcext:value-type="float">
            <text:p>0.494576</text:p>
          </table:table-cell>
          <table:table-cell office:value-type="float" office:value="0.509575" calcext:value-type="float">
            <text:p>0.509575</text:p>
          </table:table-cell>
          <table:table-cell office:value-type="float" office:value="0.490533" calcext:value-type="float">
            <text:p>0.490533</text:p>
          </table:table-cell>
          <table:table-cell office:value-type="float" office:value="0.955583" calcext:value-type="float">
            <text:p>0.955583</text:p>
          </table:table-cell>
          <table:table-cell office:value-type="float" office:value="0.629257" calcext:value-type="float">
            <text:p>0.629257</text:p>
          </table:table-cell>
          <table:table-cell office:value-type="float" office:value="29" calcext:value-type="float">
            <text:p>29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100</text:p>
          </table:table-cell>
          <table:table-cell office:value-type="float" office:value="0.1" calcext:value-type="float">
            <text:p>0.1</text:p>
          </table:table-cell>
          <table:table-cell office:value-type="float" office:value="0.489212" calcext:value-type="float">
            <text:p>0.489212</text:p>
          </table:table-cell>
          <table:table-cell office:value-type="float" office:value="0.472402" calcext:value-type="float">
            <text:p>0.472402</text:p>
          </table:table-cell>
          <table:table-cell office:value-type="float" office:value="0.562251" calcext:value-type="float">
            <text:p>0.562251</text:p>
          </table:table-cell>
          <table:table-cell office:value-type="string" calcext:value-type="string">
            <text:p>NaN</text:p>
          </table:table-cell>
          <table:table-cell office:value-type="float" office:value="0.121513" calcext:value-type="float">
            <text:p>0.121513</text:p>
          </table:table-cell>
          <table:table-cell office:value-type="float" office:value="0.200817" calcext:value-type="float">
            <text:p>0.200817</text:p>
          </table:table-cell>
          <table:table-cell office:value-type="float" office:value="3.166667" calcext:value-type="float">
            <text:p>3.1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150</text:p>
          </table:table-cell>
          <table:table-cell office:value-type="float" office:value="0.15" calcext:value-type="float">
            <text:p>0.15</text:p>
          </table:table-cell>
          <table:table-cell office:value-type="float" office:value="0.466948" calcext:value-type="float">
            <text:p>0.466948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73119" calcext:value-type="float">
            <text:p>0.573119</text:p>
          </table:table-cell>
          <table:table-cell office:value-type="float" office:value="0.659921" calcext:value-type="float">
            <text:p>0.659921</text:p>
          </table:table-cell>
          <table:table-cell office:value-type="float" office:value="0.196988" calcext:value-type="float">
            <text:p>0.196988</text:p>
          </table:table-cell>
          <table:table-cell office:value-type="float" office:value="0.296857" calcext:value-type="float">
            <text:p>0.296857</text:p>
          </table:table-cell>
          <table:table-cell office:value-type="float" office:value="4.666667" calcext:value-type="float">
            <text:p>4.6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200</text:p>
          </table:table-cell>
          <table:table-cell office:value-type="float" office:value="0.2" calcext:value-type="float">
            <text:p>0.2</text:p>
          </table:table-cell>
          <table:table-cell office:value-type="float" office:value="0.465754" calcext:value-type="float">
            <text:p>0.465754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76208" calcext:value-type="float">
            <text:p>0.576208</text:p>
          </table:table-cell>
          <table:table-cell office:value-type="float" office:value="0.616204" calcext:value-type="float">
            <text:p>0.616204</text:p>
          </table:table-cell>
          <table:table-cell office:value-type="float" office:value="0.254936" calcext:value-type="float">
            <text:p>0.254936</text:p>
          </table:table-cell>
          <table:table-cell office:value-type="float" office:value="0.347403" calcext:value-type="float">
            <text:p>0.347403</text:p>
          </table:table-cell>
          <table:table-cell office:value-type="float" office:value="6.083333" calcext:value-type="float">
            <text:p>6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250</text:p>
          </table:table-cell>
          <table:table-cell office:value-type="float" office:value="0.25" calcext:value-type="float">
            <text:p>0.25</text:p>
          </table:table-cell>
          <table:table-cell office:value-type="float" office:value="0.440916" calcext:value-type="float">
            <text:p>0.440916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97371" calcext:value-type="float">
            <text:p>0.597371</text:p>
          </table:table-cell>
          <table:table-cell office:value-type="float" office:value="0.650389" calcext:value-type="float">
            <text:p>0.650389</text:p>
          </table:table-cell>
          <table:table-cell office:value-type="float" office:value="0.342376" calcext:value-type="float">
            <text:p>0.342376</text:p>
          </table:table-cell>
          <table:table-cell office:value-type="float" office:value="0.431034" calcext:value-type="float">
            <text:p>0.431034</text:p>
          </table:table-cell>
          <table:table-cell office:value-type="float" office:value="7.75" calcext:value-type="float">
            <text:p>7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300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350</text:p>
          </table:table-cell>
          <table:table-cell office:value-type="float" office:value="0.35" calcext:value-type="float">
            <text:p>0.35</text:p>
          </table:table-cell>
          <table:table-cell office:value-type="float" office:value="0.411792" calcext:value-type="float">
            <text:p>0.411792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40892" calcext:value-type="float">
            <text:p>0.640892</text:p>
          </table:table-cell>
          <table:table-cell office:value-type="float" office:value="0.675618" calcext:value-type="float">
            <text:p>0.675618</text:p>
          </table:table-cell>
          <table:table-cell office:value-type="float" office:value="0.483156" calcext:value-type="float">
            <text:p>0.483156</text:p>
          </table:table-cell>
          <table:table-cell office:value-type="float" office:value="0.541973" calcext:value-type="float">
            <text:p>0.541973</text:p>
          </table:table-cell>
          <table:table-cell office:value-type="float" office:value="10.75" calcext:value-type="float">
            <text:p>10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400</text:p>
          </table:table-cell>
          <table:table-cell office:value-type="float" office:value="0.4" calcext:value-type="float">
            <text:p>0.4</text:p>
          </table:table-cell>
          <table:table-cell office:value-type="float" office:value="0.411838" calcext:value-type="float">
            <text:p>0.411838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40819" calcext:value-type="float">
            <text:p>0.640819</text:p>
          </table:table-cell>
          <table:table-cell office:value-type="float" office:value="0.658911" calcext:value-type="float">
            <text:p>0.658911</text:p>
          </table:table-cell>
          <table:table-cell office:value-type="float" office:value="0.534521" calcext:value-type="float">
            <text:p>0.534521</text:p>
          </table:table-cell>
          <table:table-cell office:value-type="float" office:value="0.565359" calcext:value-type="float">
            <text:p>0.565359</text:p>
          </table:table-cell>
          <table:table-cell office:value-type="float" office:value="12.083333" calcext:value-type="float">
            <text:p>12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450</text:p>
          </table:table-cell>
          <table:table-cell office:value-type="float" office:value="0.45" calcext:value-type="float">
            <text:p>0.45</text:p>
          </table:table-cell>
          <table:table-cell office:value-type="float" office:value="0.404184" calcext:value-type="float">
            <text:p>0.404184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4927" calcext:value-type="float">
            <text:p>0.64927</text:p>
          </table:table-cell>
          <table:table-cell office:value-type="float" office:value="0.643888" calcext:value-type="float">
            <text:p>0.643888</text:p>
          </table:table-cell>
          <table:table-cell office:value-type="float" office:value="0.602417" calcext:value-type="float">
            <text:p>0.602417</text:p>
          </table:table-cell>
          <table:table-cell office:value-type="float" office:value="0.598872" calcext:value-type="float">
            <text:p>0.598872</text:p>
          </table:table-cell>
          <table:table-cell office:value-type="float" office:value="13.833333" calcext:value-type="float">
            <text:p>13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500</text:p>
          </table:table-cell>
          <table:table-cell office:value-type="float" office:value="0.5" calcext:value-type="float">
            <text:p>0.5</text:p>
          </table:table-cell>
          <table:table-cell office:value-type="float" office:value="0.423402" calcext:value-type="float">
            <text:p>0.423402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43466" calcext:value-type="float">
            <text:p>0.643466</text:p>
          </table:table-cell>
          <table:table-cell office:value-type="float" office:value="0.617631" calcext:value-type="float">
            <text:p>0.617631</text:p>
          </table:table-cell>
          <table:table-cell office:value-type="float" office:value="0.645602" calcext:value-type="float">
            <text:p>0.645602</text:p>
          </table:table-cell>
          <table:table-cell office:value-type="float" office:value="0.610307" calcext:value-type="float">
            <text:p>0.610307</text:p>
          </table:table-cell>
          <table:table-cell office:value-type="float" office:value="15.5" calcext:value-type="float">
            <text:p>15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550</text:p>
          </table:table-cell>
          <table:table-cell office:value-type="float" office:value="0.55" calcext:value-type="float">
            <text:p>0.55</text:p>
          </table:table-cell>
          <table:table-cell office:value-type="float" office:value="0.435943" calcext:value-type="float">
            <text:p>0.435943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36428" calcext:value-type="float">
            <text:p>0.636428</text:p>
          </table:table-cell>
          <table:table-cell office:value-type="float" office:value="0.607483" calcext:value-type="float">
            <text:p>0.607483</text:p>
          </table:table-cell>
          <table:table-cell office:value-type="float" office:value="0.682446" calcext:value-type="float">
            <text:p>0.682446</text:p>
          </table:table-cell>
          <table:table-cell office:value-type="float" office:value="0.618159" calcext:value-type="float">
            <text:p>0.618159</text:p>
          </table:table-cell>
          <table:table-cell office:value-type="float" office:value="16.75" calcext:value-type="float">
            <text:p>16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600</text:p>
          </table:table-cell>
          <table:table-cell office:value-type="float" office:value="0.6" calcext:value-type="float">
            <text:p>0.6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650</text:p>
          </table:table-cell>
          <table:table-cell office:value-type="float" office:value="0.65" calcext:value-type="float">
            <text:p>0.65</text:p>
          </table:table-cell>
          <table:table-cell office:value-type="float" office:value="0.491762" calcext:value-type="float">
            <text:p>0.491762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95788" calcext:value-type="float">
            <text:p>0.595788</text:p>
          </table:table-cell>
          <table:table-cell office:value-type="float" office:value="0.555686" calcext:value-type="float">
            <text:p>0.555686</text:p>
          </table:table-cell>
          <table:table-cell office:value-type="float" office:value="0.744622" calcext:value-type="float">
            <text:p>0.744622</text:p>
          </table:table-cell>
          <table:table-cell office:value-type="float" office:value="0.613926" calcext:value-type="float">
            <text:p>0.613926</text:p>
          </table:table-cell>
          <table:table-cell office:value-type="float" office:value="19.833333" calcext:value-type="float">
            <text:p>19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700</text:p>
          </table:table-cell>
          <table:table-cell office:value-type="float" office:value="0.7" calcext:value-type="float">
            <text:p>0.7</text:p>
          </table:table-cell>
          <table:table-cell office:value-type="float" office:value="0.515959" calcext:value-type="float">
            <text:p>0.515959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79438" calcext:value-type="float">
            <text:p>0.579438</text:p>
          </table:table-cell>
          <table:table-cell office:value-type="float" office:value="0.536881" calcext:value-type="float">
            <text:p>0.536881</text:p>
          </table:table-cell>
          <table:table-cell office:value-type="float" office:value="0.776203" calcext:value-type="float">
            <text:p>0.776203</text:p>
          </table:table-cell>
          <table:table-cell office:value-type="float" office:value="0.614614" calcext:value-type="float">
            <text:p>0.614614</text:p>
          </table:table-cell>
          <table:table-cell office:value-type="float" office:value="21.416667" calcext:value-type="float">
            <text:p>21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750</text:p>
          </table:table-cell>
          <table:table-cell office:value-type="float" office:value="0.75" calcext:value-type="float">
            <text:p>0.75</text:p>
          </table:table-cell>
          <table:table-cell office:value-type="float" office:value="0.541715" calcext:value-type="float">
            <text:p>0.541715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63599" calcext:value-type="float">
            <text:p>0.563599</text:p>
          </table:table-cell>
          <table:table-cell office:value-type="float" office:value="0.524016" calcext:value-type="float">
            <text:p>0.524016</text:p>
          </table:table-cell>
          <table:table-cell office:value-type="float" office:value="0.808015" calcext:value-type="float">
            <text:p>0.808015</text:p>
          </table:table-cell>
          <table:table-cell office:value-type="float" office:value="0.615488" calcext:value-type="float">
            <text:p>0.615488</text:p>
          </table:table-cell>
          <table:table-cell office:value-type="float" office:value="23" calcext:value-type="float">
            <text:p>2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800</text:p>
          </table:table-cell>
          <table:table-cell office:value-type="float" office:value="0.8" calcext:value-type="float">
            <text:p>0.8</text:p>
          </table:table-cell>
          <table:table-cell office:value-type="float" office:value="0.54799" calcext:value-type="float">
            <text:p>0.54799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64239" calcext:value-type="float">
            <text:p>0.564239</text:p>
          </table:table-cell>
          <table:table-cell office:value-type="float" office:value="0.521758" calcext:value-type="float">
            <text:p>0.521758</text:p>
          </table:table-cell>
          <table:table-cell office:value-type="float" office:value="0.850809" calcext:value-type="float">
            <text:p>0.850809</text:p>
          </table:table-cell>
          <table:table-cell office:value-type="float" office:value="0.627759" calcext:value-type="float">
            <text:p>0.627759</text:p>
          </table:table-cell>
          <table:table-cell office:value-type="float" office:value="24.416667" calcext:value-type="float">
            <text:p>24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850</text:p>
          </table:table-cell>
          <table:table-cell office:value-type="float" office:value="0.85" calcext:value-type="float">
            <text:p>0.85</text:p>
          </table:table-cell>
          <table:table-cell office:value-type="float" office:value="0.585739" calcext:value-type="float">
            <text:p>0.585739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36814" calcext:value-type="float">
            <text:p>0.536814</text:p>
          </table:table-cell>
          <table:table-cell office:value-type="float" office:value="0.507763" calcext:value-type="float">
            <text:p>0.507763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620494" calcext:value-type="float">
            <text:p>0.620494</text:p>
          </table:table-cell>
          <table:table-cell office:value-type="float" office:value="25.916667" calcext:value-type="float">
            <text:p>25.9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900</text:p>
          </table:table-cell>
          <table:table-cell office:value-type="float" office:value="0.9" calcext:value-type="float">
            <text:p>0.9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950</text:p>
          </table:table-cell>
          <table:table-cell office:value-type="float" office:value="0.95" calcext:value-type="float">
            <text:p>0.95</text:p>
          </table:table-cell>
          <table:table-cell office:value-type="float" office:value="0.653643" calcext:value-type="float">
            <text:p>0.653643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487955" calcext:value-type="float">
            <text:p>0.487955</text:p>
          </table:table-cell>
          <table:table-cell office:value-type="float" office:value="0.478718" calcext:value-type="float">
            <text:p>0.478718</text:p>
          </table:table-cell>
          <table:table-cell office:value-type="float" office:value="0.927937" calcext:value-type="float">
            <text:p>0.927937</text:p>
          </table:table-cell>
          <table:table-cell office:value-type="float" office:value="0.612922" calcext:value-type="float">
            <text:p>0.612922</text:p>
          </table:table-cell>
          <table:table-cell office:value-type="float" office:value="29" calcext:value-type="float">
            <text:p>29</text:p>
          </table:table-cell>
          <table:table-cell table:number-columns-repeated="247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1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1" table:number-columns-repeated="247" table:default-cell-style-name="ce1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10 <text:s/>3 T</text:p>
          </table:table-cell>
          <table:table-cell office:value-type="float" office:value="0.1" calcext:value-type="float">
            <text:p>0.1</text:p>
          </table:table-cell>
          <table:table-cell office:value-type="float" office:value="0.507655" calcext:value-type="float">
            <text:p>0.507655</text:p>
          </table:table-cell>
          <table:table-cell office:value-type="float" office:value="0.491141" calcext:value-type="float">
            <text:p>0.491141</text:p>
          </table:table-cell>
          <table:table-cell office:value-type="float" office:value="0.542296" calcext:value-type="float">
            <text:p>0.542296</text:p>
          </table:table-cell>
          <table:table-cell office:value-type="string" calcext:value-type="string">
            <text:p>NaN</text:p>
          </table:table-cell>
          <table:table-cell office:value-type="float" office:value="0.085594" calcext:value-type="float">
            <text:p>0.085594</text:p>
          </table:table-cell>
          <table:table-cell office:value-type="float" office:value="0.142523" calcext:value-type="float">
            <text:p>0.142523</text:p>
          </table:table-cell>
          <table:table-cell office:value-type="float" office:value="3.166667" calcext:value-type="float">
            <text:p>3.1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15 <text:s/>3 T</text:p>
          </table:table-cell>
          <table:table-cell office:value-type="float" office:value="0.15" calcext:value-type="float">
            <text:p>0.15</text:p>
          </table:table-cell>
          <table:table-cell office:value-type="float" office:value="0.472035" calcext:value-type="float">
            <text:p>0.472035</text:p>
          </table:table-cell>
          <table:table-cell office:value-type="float" office:value="0.453785" calcext:value-type="float">
            <text:p>0.453785</text:p>
          </table:table-cell>
          <table:table-cell office:value-type="float" office:value="0.570406" calcext:value-type="float">
            <text:p>0.570406</text:p>
          </table:table-cell>
          <table:table-cell office:value-type="float" office:value="0.665873" calcext:value-type="float">
            <text:p>0.665873</text:p>
          </table:table-cell>
          <table:table-cell office:value-type="float" office:value="0.175652" calcext:value-type="float">
            <text:p>0.175652</text:p>
          </table:table-cell>
          <table:table-cell office:value-type="float" office:value="0.270103" calcext:value-type="float">
            <text:p>0.270103</text:p>
          </table:table-cell>
          <table:table-cell office:value-type="float" office:value="4.666667" calcext:value-type="float">
            <text:p>4.6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20 <text:s/>3 T</text:p>
          </table:table-cell>
          <table:table-cell office:value-type="float" office:value="0.2" calcext:value-type="float">
            <text:p>0.2</text:p>
          </table:table-cell>
          <table:table-cell office:value-type="float" office:value="0.463104" calcext:value-type="float">
            <text:p>0.463104</text:p>
          </table:table-cell>
          <table:table-cell office:value-type="float" office:value="0.444853" calcext:value-type="float">
            <text:p>0.444853</text:p>
          </table:table-cell>
          <table:table-cell office:value-type="float" office:value="0.580929" calcext:value-type="float">
            <text:p>0.580929</text:p>
          </table:table-cell>
          <table:table-cell office:value-type="float" office:value="0.671528" calcext:value-type="float">
            <text:p>0.671528</text:p>
          </table:table-cell>
          <table:table-cell office:value-type="float" office:value="0.242097" calcext:value-type="float">
            <text:p>0.242097</text:p>
          </table:table-cell>
          <table:table-cell office:value-type="float" office:value="0.338946" calcext:value-type="float">
            <text:p>0.338946</text:p>
          </table:table-cell>
          <table:table-cell office:value-type="float" office:value="6.083333" calcext:value-type="float">
            <text:p>6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25 <text:s/>3 T</text:p>
          </table:table-cell>
          <table:table-cell office:value-type="float" office:value="0.25" calcext:value-type="float">
            <text:p>0.25</text:p>
          </table:table-cell>
          <table:table-cell office:value-type="float" office:value="0.444961" calcext:value-type="float">
            <text:p>0.444961</text:p>
          </table:table-cell>
          <table:table-cell office:value-type="float" office:value="0.422942" calcext:value-type="float">
            <text:p>0.422942</text:p>
          </table:table-cell>
          <table:table-cell office:value-type="float" office:value="0.601963" calcext:value-type="float">
            <text:p>0.601963</text:p>
          </table:table-cell>
          <table:table-cell office:value-type="float" office:value="0.674794" calcext:value-type="float">
            <text:p>0.674794</text:p>
          </table:table-cell>
          <table:table-cell office:value-type="float" office:value="0.324278" calcext:value-type="float">
            <text:p>0.324278</text:p>
          </table:table-cell>
          <table:table-cell office:value-type="float" office:value="0.420554" calcext:value-type="float">
            <text:p>0.420554</text:p>
          </table:table-cell>
          <table:table-cell office:value-type="float" office:value="7.75" calcext:value-type="float">
            <text:p>7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30 <text:s/>3 T</text:p>
          </table:table-cell>
          <table:table-cell office:value-type="float" office:value="0.3" calcext:value-type="float">
            <text:p>0.3</text:p>
          </table:table-cell>
          <table:table-cell office:value-type="float" office:value="0.434372" calcext:value-type="float">
            <text:p>0.434372</text:p>
          </table:table-cell>
          <table:table-cell office:value-type="float" office:value="0.406552" calcext:value-type="float">
            <text:p>0.406552</text:p>
          </table:table-cell>
          <table:table-cell office:value-type="float" office:value="0.606582" calcext:value-type="float">
            <text:p>0.606582</text:p>
          </table:table-cell>
          <table:table-cell office:value-type="float" office:value="0.654597" calcext:value-type="float">
            <text:p>0.654597</text:p>
          </table:table-cell>
          <table:table-cell office:value-type="float" office:value="0.375571" calcext:value-type="float">
            <text:p>0.375571</text:p>
          </table:table-cell>
          <table:table-cell office:value-type="float" office:value="0.457365" calcext:value-type="float">
            <text:p>0.457365</text:p>
          </table:table-cell>
          <table:table-cell office:value-type="float" office:value="9.25" calcext:value-type="float">
            <text:p>9.2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35 <text:s/>3 T</text:p>
          </table:table-cell>
          <table:table-cell office:value-type="float" office:value="0.35" calcext:value-type="float">
            <text:p>0.35</text:p>
          </table:table-cell>
          <table:table-cell office:value-type="float" office:value="0.424927" calcext:value-type="float">
            <text:p>0.424927</text:p>
          </table:table-cell>
          <table:table-cell office:value-type="float" office:value="0.395074" calcext:value-type="float">
            <text:p>0.395074</text:p>
          </table:table-cell>
          <table:table-cell office:value-type="float" office:value="0.622591" calcext:value-type="float">
            <text:p>0.622591</text:p>
          </table:table-cell>
          <table:table-cell office:value-type="float" office:value="0.650903" calcext:value-type="float">
            <text:p>0.650903</text:p>
          </table:table-cell>
          <table:table-cell office:value-type="float" office:value="0.449257" calcext:value-type="float">
            <text:p>0.449257</text:p>
          </table:table-cell>
          <table:table-cell office:value-type="float" office:value="0.511956" calcext:value-type="float">
            <text:p>0.511956</text:p>
          </table:table-cell>
          <table:table-cell office:value-type="float" office:value="10.75" calcext:value-type="float">
            <text:p>10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40 <text:s/>3 T</text:p>
          </table:table-cell>
          <table:table-cell office:value-type="float" office:value="0.4" calcext:value-type="float">
            <text:p>0.4</text:p>
          </table:table-cell>
          <table:table-cell office:value-type="float" office:value="0.451969" calcext:value-type="float">
            <text:p>0.451969</text:p>
          </table:table-cell>
          <table:table-cell office:value-type="float" office:value="0.422116" calcext:value-type="float">
            <text:p>0.422116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609747" calcext:value-type="float">
            <text:p>0.609747</text:p>
          </table:table-cell>
          <table:table-cell office:value-type="float" office:value="0.47932" calcext:value-type="float">
            <text:p>0.47932</text:p>
          </table:table-cell>
          <table:table-cell office:value-type="float" office:value="0.515357" calcext:value-type="float">
            <text:p>0.515357</text:p>
          </table:table-cell>
          <table:table-cell office:value-type="float" office:value="12.083333" calcext:value-type="float">
            <text:p>12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44 <text:s/>3 T</text:p>
          </table:table-cell>
          <table:table-cell office:value-type="float" office:value="0.45" calcext:value-type="float">
            <text:p>0.45</text:p>
          </table:table-cell>
          <table:table-cell office:value-type="float" office:value="0.478806" calcext:value-type="float">
            <text:p>0.478806</text:p>
          </table:table-cell>
          <table:table-cell office:value-type="float" office:value="0.446921" calcext:value-type="float">
            <text:p>0.446921</text:p>
          </table:table-cell>
          <table:table-cell office:value-type="float" office:value="0.587398" calcext:value-type="float">
            <text:p>0.587398</text:p>
          </table:table-cell>
          <table:table-cell office:value-type="float" office:value="0.568744" calcext:value-type="float">
            <text:p>0.568744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525087" calcext:value-type="float">
            <text:p>0.525087</text:p>
          </table:table-cell>
          <table:table-cell office:value-type="float" office:value="13.833333" calcext:value-type="float">
            <text:p>13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49 <text:s/>3 T</text:p>
          </table:table-cell>
          <table:table-cell office:value-type="float" office:value="0.5" calcext:value-type="float">
            <text:p>0.5</text:p>
          </table:table-cell>
          <table:table-cell office:value-type="float" office:value="0.498708" calcext:value-type="float">
            <text:p>0.498708</text:p>
          </table:table-cell>
          <table:table-cell office:value-type="float" office:value="0.45755" calcext:value-type="float">
            <text:p>0.45755</text:p>
          </table:table-cell>
          <table:table-cell office:value-type="float" office:value="0.576992" calcext:value-type="float">
            <text:p>0.576992</text:p>
          </table:table-cell>
          <table:table-cell office:value-type="float" office:value="0.547201" calcext:value-type="float">
            <text:p>0.547201</text:p>
          </table:table-cell>
          <table:table-cell office:value-type="float" office:value="0.565969" calcext:value-type="float">
            <text:p>0.565969</text:p>
          </table:table-cell>
          <table:table-cell office:value-type="float" office:value="0.538997" calcext:value-type="float">
            <text:p>0.538997</text:p>
          </table:table-cell>
          <table:table-cell office:value-type="float" office:value="15.5" calcext:value-type="float">
            <text:p>15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54 <text:s/>3 T</text:p>
          </table:table-cell>
          <table:table-cell office:value-type="float" office:value="0.55" calcext:value-type="float">
            <text:p>0.55</text:p>
          </table:table-cell>
          <table:table-cell office:value-type="float" office:value="0.488714" calcext:value-type="float">
            <text:p>0.488714</text:p>
          </table:table-cell>
          <table:table-cell office:value-type="float" office:value="0.447259" calcext:value-type="float">
            <text:p>0.447259</text:p>
          </table:table-cell>
          <table:table-cell office:value-type="float" office:value="0.58725" calcext:value-type="float">
            <text:p>0.58725</text:p>
          </table:table-cell>
          <table:table-cell office:value-type="float" office:value="0.559004" calcext:value-type="float">
            <text:p>0.559004</text:p>
          </table:table-cell>
          <table:table-cell office:value-type="float" office:value="0.621663" calcext:value-type="float">
            <text:p>0.621663</text:p>
          </table:table-cell>
          <table:table-cell office:value-type="float" office:value="0.567412" calcext:value-type="float">
            <text:p>0.567412</text:p>
          </table:table-cell>
          <table:table-cell office:value-type="float" office:value="16.75" calcext:value-type="float">
            <text:p>16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60 <text:s/>3 T</text:p>
          </table:table-cell>
          <table:table-cell office:value-type="float" office:value="0.6" calcext:value-type="float">
            <text:p>0.6</text:p>
          </table:table-cell>
          <table:table-cell office:value-type="float" office:value="0.487025" calcext:value-type="float">
            <text:p>0.487025</text:p>
          </table:table-cell>
          <table:table-cell office:value-type="float" office:value="0.440066" calcext:value-type="float">
            <text:p>0.440066</text:p>
          </table:table-cell>
          <table:table-cell office:value-type="float" office:value="0.591776" calcext:value-type="float">
            <text:p>0.591776</text:p>
          </table:table-cell>
          <table:table-cell office:value-type="float" office:value="0.554819" calcext:value-type="float">
            <text:p>0.554819</text:p>
          </table:table-cell>
          <table:table-cell office:value-type="float" office:value="0.677883" calcext:value-type="float">
            <text:p>0.677883</text:p>
          </table:table-cell>
          <table:table-cell office:value-type="float" office:value="0.590706" calcext:value-type="float">
            <text:p>0.590706</text:p>
          </table:table-cell>
          <table:table-cell office:value-type="float" office:value="18.416667" calcext:value-type="float">
            <text:p>18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65 <text:s/>3 T</text:p>
          </table:table-cell>
          <table:table-cell office:value-type="float" office:value="0.65" calcext:value-type="float">
            <text:p>0.65</text:p>
          </table:table-cell>
          <table:table-cell office:value-type="float" office:value="0.480662" calcext:value-type="float">
            <text:p>0.480662</text:p>
          </table:table-cell>
          <table:table-cell office:value-type="float" office:value="0.430823" calcext:value-type="float">
            <text:p>0.430823</text:p>
          </table:table-cell>
          <table:table-cell office:value-type="float" office:value="0.602761" calcext:value-type="float">
            <text:p>0.602761</text:p>
          </table:table-cell>
          <table:table-cell office:value-type="float" office:value="0.562029" calcext:value-type="float">
            <text:p>0.562029</text:p>
          </table:table-cell>
          <table:table-cell office:value-type="float" office:value="0.742776" calcext:value-type="float">
            <text:p>0.742776</text:p>
          </table:table-cell>
          <table:table-cell office:value-type="float" office:value="0.618095" calcext:value-type="float">
            <text:p>0.618095</text:p>
          </table:table-cell>
          <table:table-cell office:value-type="float" office:value="19.833333" calcext:value-type="float">
            <text:p>19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70 <text:s/>3 T</text:p>
          </table:table-cell>
          <table:table-cell office:value-type="float" office:value="0.7" calcext:value-type="float">
            <text:p>0.7</text:p>
          </table:table-cell>
          <table:table-cell office:value-type="float" office:value="0.484867" calcext:value-type="float">
            <text:p>0.484867</text:p>
          </table:table-cell>
          <table:table-cell office:value-type="float" office:value="0.430963" calcext:value-type="float">
            <text:p>0.430963</text:p>
          </table:table-cell>
          <table:table-cell office:value-type="float" office:value="0.601639" calcext:value-type="float">
            <text:p>0.601639</text:p>
          </table:table-cell>
          <table:table-cell office:value-type="float" office:value="0.553186" calcext:value-type="float">
            <text:p>0.553186</text:p>
          </table:table-cell>
          <table:table-cell office:value-type="float" office:value="0.797144" calcext:value-type="float">
            <text:p>0.797144</text:p>
          </table:table-cell>
          <table:table-cell office:value-type="float" office:value="0.632842" calcext:value-type="float">
            <text:p>0.632842</text:p>
          </table:table-cell>
          <table:table-cell office:value-type="float" office:value="21.416667" calcext:value-type="float">
            <text:p>21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75 <text:s/>3 T</text:p>
          </table:table-cell>
          <table:table-cell office:value-type="float" office:value="0.75" calcext:value-type="float">
            <text:p>0.75</text:p>
          </table:table-cell>
          <table:table-cell office:value-type="float" office:value="0.492842" calcext:value-type="float">
            <text:p>0.492842</text:p>
          </table:table-cell>
          <table:table-cell office:value-type="float" office:value="0.420391" calcext:value-type="float">
            <text:p>0.420391</text:p>
          </table:table-cell>
          <table:table-cell office:value-type="float" office:value="0.60595" calcext:value-type="float">
            <text:p>0.60595</text:p>
          </table:table-cell>
          <table:table-cell office:value-type="float" office:value="0.554048" calcext:value-type="float">
            <text:p>0.554048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650778" calcext:value-type="float">
            <text:p>0.650778</text:p>
          </table:table-cell>
          <table:table-cell office:value-type="float" office:value="23" calcext:value-type="float">
            <text:p>2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80 <text:s/>3 T</text:p>
          </table:table-cell>
          <table:table-cell office:value-type="float" office:value="0.8" calcext:value-type="float">
            <text:p>0.8</text:p>
          </table:table-cell>
          <table:table-cell office:value-type="float" office:value="0.502423" calcext:value-type="float">
            <text:p>0.502423</text:p>
          </table:table-cell>
          <table:table-cell office:value-type="float" office:value="0.41693" calcext:value-type="float">
            <text:p>0.41693</text:p>
          </table:table-cell>
          <table:table-cell office:value-type="float" office:value="0.603466" calcext:value-type="float">
            <text:p>0.603466</text:p>
          </table:table-cell>
          <table:table-cell office:value-type="float" office:value="0.547832" calcext:value-type="float">
            <text:p>0.547832</text:p>
          </table:table-cell>
          <table:table-cell office:value-type="float" office:value="0.892385" calcext:value-type="float">
            <text:p>0.892385</text:p>
          </table:table-cell>
          <table:table-cell office:value-type="float" office:value="0.659391" calcext:value-type="float">
            <text:p>0.659391</text:p>
          </table:table-cell>
          <table:table-cell office:value-type="float" office:value="24.416667" calcext:value-type="float">
            <text:p>24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85 <text:s/>3 T</text:p>
          </table:table-cell>
          <table:table-cell office:value-type="float" office:value="0.85" calcext:value-type="float">
            <text:p>0.85</text:p>
          </table:table-cell>
          <table:table-cell office:value-type="float" office:value="0.522315" calcext:value-type="float">
            <text:p>0.522315</text:p>
          </table:table-cell>
          <table:table-cell office:value-type="float" office:value="0.421155" calcext:value-type="float">
            <text:p>0.421155</text:p>
          </table:table-cell>
          <table:table-cell office:value-type="float" office:value="0.591859" calcext:value-type="float">
            <text:p>0.591859</text:p>
          </table:table-cell>
          <table:table-cell office:value-type="float" office:value="0.542475" calcext:value-type="float">
            <text:p>0.542475</text:p>
          </table:table-cell>
          <table:table-cell office:value-type="float" office:value="0.933559" calcext:value-type="float">
            <text:p>0.933559</text:p>
          </table:table-cell>
          <table:table-cell office:value-type="float" office:value="0.664192" calcext:value-type="float">
            <text:p>0.664192</text:p>
          </table:table-cell>
          <table:table-cell office:value-type="float" office:value="25.916667" calcext:value-type="float">
            <text:p>25.9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90 <text:s/>3 T</text:p>
          </table:table-cell>
          <table:table-cell office:value-type="float" office:value="0.9" calcext:value-type="float">
            <text:p>0.9</text:p>
          </table:table-cell>
          <table:table-cell office:value-type="float" office:value="0.555565" calcext:value-type="float">
            <text:p>0.555565</text:p>
          </table:table-cell>
          <table:table-cell office:value-type="float" office:value="0.439331" calcext:value-type="float">
            <text:p>0.439331</text:p>
          </table:table-cell>
          <table:table-cell office:value-type="float" office:value="0.566561" calcext:value-type="float">
            <text:p>0.566561</text:p>
          </table:table-cell>
          <table:table-cell office:value-type="float" office:value="0.522982" calcext:value-type="float">
            <text:p>0.522982</text:p>
          </table:table-cell>
          <table:table-cell office:value-type="float" office:value="0.956872" calcext:value-type="float">
            <text:p>0.956872</text:p>
          </table:table-cell>
          <table:table-cell office:value-type="float" office:value="0.656317" calcext:value-type="float">
            <text:p>0.656317</text:p>
          </table:table-cell>
          <table:table-cell office:value-type="float" office:value="27.5" calcext:value-type="float">
            <text:p>27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C99 95 <text:s/>3 T</text:p>
          </table:table-cell>
          <table:table-cell office:value-type="float" office:value="0.95" calcext:value-type="float">
            <text:p>0.95</text:p>
          </table:table-cell>
          <table:table-cell office:value-type="float" office:value="0.593736" calcext:value-type="float">
            <text:p>0.593736</text:p>
          </table:table-cell>
          <table:table-cell office:value-type="float" office:value="0.458954" calcext:value-type="float">
            <text:p>0.458954</text:p>
          </table:table-cell>
          <table:table-cell office:value-type="float" office:value="0.53885" calcext:value-type="float">
            <text:p>0.53885</text:p>
          </table:table-cell>
          <table:table-cell office:value-type="float" office:value="0.507739" calcext:value-type="float">
            <text:p>0.507739</text:p>
          </table:table-cell>
          <table:table-cell office:value-type="float" office:value="0.974729" calcext:value-type="float">
            <text:p>0.974729</text:p>
          </table:table-cell>
          <table:table-cell office:value-type="float" office:value="0.647912" calcext:value-type="float">
            <text:p>0.647912</text:p>
          </table:table-cell>
          <table:table-cell office:value-type="float" office:value="29" calcext:value-type="float">
            <text:p>29</text:p>
          </table:table-cell>
          <table:table-cell table:number-columns-repeated="247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1" table:number-columns-repeated="247" table:default-cell-style-name="ce1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10 LCO:9</text:p>
          </table:table-cell>
          <table:table-cell office:value-type="float" office:value="0.1" calcext:value-type="float">
            <text:p>0.1</text:p>
          </table:table-cell>
          <table:table-cell office:value-type="float" office:value="0.526709" calcext:value-type="float">
            <text:p>0.526709</text:p>
          </table:table-cell>
          <table:table-cell office:value-type="float" office:value="0.508162" calcext:value-type="float">
            <text:p>0.508162</text:p>
          </table:table-cell>
          <table:table-cell office:value-type="float" office:value="0.526307" calcext:value-type="float">
            <text:p>0.526307</text:p>
          </table:table-cell>
          <table:table-cell office:value-type="string" calcext:value-type="string">
            <text:p>NaN</text:p>
          </table:table-cell>
          <table:table-cell office:value-type="float" office:value="0.040482" calcext:value-type="float">
            <text:p>0.040482</text:p>
          </table:table-cell>
          <table:table-cell office:value-type="float" office:value="0.072543" calcext:value-type="float">
            <text:p>0.072543</text:p>
          </table:table-cell>
          <table:table-cell office:value-type="float" office:value="2.666667" calcext:value-type="float">
            <text:p>2.6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15 LCO:9</text:p>
          </table:table-cell>
          <table:table-cell office:value-type="float" office:value="0.15" calcext:value-type="float">
            <text:p>0.15</text:p>
          </table:table-cell>
          <table:table-cell office:value-type="float" office:value="0.537584" calcext:value-type="float">
            <text:p>0.537584</text:p>
          </table:table-cell>
          <table:table-cell office:value-type="float" office:value="0.515268" calcext:value-type="float">
            <text:p>0.515268</text:p>
          </table:table-cell>
          <table:table-cell office:value-type="float" office:value="0.521706" calcext:value-type="float">
            <text:p>0.521706</text:p>
          </table:table-cell>
          <table:table-cell office:value-type="string" calcext:value-type="string">
            <text:p>NaN</text:p>
          </table:table-cell>
          <table:table-cell office:value-type="float" office:value="0.091186" calcext:value-type="float">
            <text:p>0.091186</text:p>
          </table:table-cell>
          <table:table-cell office:value-type="float" office:value="0.14428" calcext:value-type="float">
            <text:p>0.14428</text:p>
          </table:table-cell>
          <table:table-cell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20 LCO:9</text:p>
          </table:table-cell>
          <table:table-cell office:value-type="float" office:value="0.2" calcext:value-type="float">
            <text:p>0.2</text:p>
          </table:table-cell>
          <table:table-cell office:value-type="float" office:value="0.516054" calcext:value-type="float">
            <text:p>0.516054</text:p>
          </table:table-cell>
          <table:table-cell office:value-type="float" office:value="0.490267" calcext:value-type="float">
            <text:p>0.490267</text:p>
          </table:table-cell>
          <table:table-cell office:value-type="float" office:value="0.545096" calcext:value-type="float">
            <text:p>0.545096</text:p>
          </table:table-cell>
          <table:table-cell office:value-type="float" office:value="0.564286" calcext:value-type="float">
            <text:p>0.564286</text:p>
          </table:table-cell>
          <table:table-cell office:value-type="float" office:value="0.188549" calcext:value-type="float">
            <text:p>0.188549</text:p>
          </table:table-cell>
          <table:table-cell office:value-type="float" office:value="0.267921" calcext:value-type="float">
            <text:p>0.267921</text:p>
          </table:table-cell>
          <table:table-cell office:value-type="float" office:value="5.833333" calcext:value-type="float">
            <text:p>5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25 LCO:9</text:p>
          </table:table-cell>
          <table:table-cell office:value-type="float" office:value="0.25" calcext:value-type="float">
            <text:p>0.25</text:p>
          </table:table-cell>
          <table:table-cell office:value-type="float" office:value="0.486723" calcext:value-type="float">
            <text:p>0.486723</text:p>
          </table:table-cell>
          <table:table-cell office:value-type="float" office:value="0.449334" calcext:value-type="float">
            <text:p>0.449334</text:p>
          </table:table-cell>
          <table:table-cell office:value-type="float" office:value="0.575159" calcext:value-type="float">
            <text:p>0.575159</text:p>
          </table:table-cell>
          <table:table-cell office:value-type="float" office:value="0.63127" calcext:value-type="float">
            <text:p>0.63127</text:p>
          </table:table-cell>
          <table:table-cell office:value-type="float" office:value="0.272983" calcext:value-type="float">
            <text:p>0.272983</text:p>
          </table:table-cell>
          <table:table-cell office:value-type="float" office:value="0.361544" calcext:value-type="float">
            <text:p>0.361544</text:p>
          </table:table-cell>
          <table:table-cell office:value-type="float" office:value="7.25" calcext:value-type="float">
            <text:p>7.2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30 LCO:9</text:p>
          </table:table-cell>
          <table:table-cell office:value-type="float" office:value="0.3" calcext:value-type="float">
            <text:p>0.3</text:p>
          </table:table-cell>
          <table:table-cell office:value-type="float" office:value="0.484379" calcext:value-type="float">
            <text:p>0.484379</text:p>
          </table:table-cell>
          <table:table-cell office:value-type="float" office:value="0.445253" calcext:value-type="float">
            <text:p>0.445253</text:p>
          </table:table-cell>
          <table:table-cell office:value-type="float" office:value="0.578594" calcext:value-type="float">
            <text:p>0.578594</text:p>
          </table:table-cell>
          <table:table-cell office:value-type="float" office:value="0.607161" calcext:value-type="float">
            <text:p>0.607161</text:p>
          </table:table-cell>
          <table:table-cell office:value-type="float" office:value="0.331457" calcext:value-type="float">
            <text:p>0.331457</text:p>
          </table:table-cell>
          <table:table-cell office:value-type="float" office:value="0.408591" calcext:value-type="float">
            <text:p>0.408591</text:p>
          </table:table-cell>
          <table:table-cell office:value-type="float" office:value="8.666667" calcext:value-type="float">
            <text:p>8.6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35 LCO:9</text:p>
          </table:table-cell>
          <table:table-cell office:value-type="float" office:value="0.35" calcext:value-type="float">
            <text:p>0.35</text:p>
          </table:table-cell>
          <table:table-cell office:value-type="float" office:value="0.461639" calcext:value-type="float">
            <text:p>0.461639</text:p>
          </table:table-cell>
          <table:table-cell office:value-type="float" office:value="0.428018" calcext:value-type="float">
            <text:p>0.428018</text:p>
          </table:table-cell>
          <table:table-cell office:value-type="float" office:value="0.594998" calcext:value-type="float">
            <text:p>0.594998</text:p>
          </table:table-cell>
          <table:table-cell office:value-type="float" office:value="0.626523" calcext:value-type="float">
            <text:p>0.626523</text:p>
          </table:table-cell>
          <table:table-cell office:value-type="float" office:value="0.412584" calcext:value-type="float">
            <text:p>0.412584</text:p>
          </table:table-cell>
          <table:table-cell office:value-type="float" office:value="0.469142" calcext:value-type="float">
            <text:p>0.469142</text:p>
          </table:table-cell>
          <table:table-cell office:value-type="float" office:value="10.25" calcext:value-type="float">
            <text:p>10.2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40 LCO:9</text:p>
          </table:table-cell>
          <table:table-cell office:value-type="float" office:value="0.4" calcext:value-type="float">
            <text:p>0.4</text:p>
          </table:table-cell>
          <table:table-cell office:value-type="float" office:value="0.450647" calcext:value-type="float">
            <text:p>0.450647</text:p>
          </table:table-cell>
          <table:table-cell office:value-type="float" office:value="0.414697" calcext:value-type="float">
            <text:p>0.414697</text:p>
          </table:table-cell>
          <table:table-cell office:value-type="float" office:value="0.607311" calcext:value-type="float">
            <text:p>0.607311</text:p>
          </table:table-cell>
          <table:table-cell office:value-type="float" office:value="0.620327" calcext:value-type="float">
            <text:p>0.620327</text:p>
          </table:table-cell>
          <table:table-cell office:value-type="float" office:value="0.474654" calcext:value-type="float">
            <text:p>0.474654</text:p>
          </table:table-cell>
          <table:table-cell office:value-type="float" office:value="0.511964" calcext:value-type="float">
            <text:p>0.511964</text:p>
          </table:table-cell>
          <table:table-cell office:value-type="float" office:value="11.75" calcext:value-type="float">
            <text:p>11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45 LCO:9</text:p>
          </table:table-cell>
          <table:table-cell office:value-type="float" office:value="0.45" calcext:value-type="float">
            <text:p>0.45</text:p>
          </table:table-cell>
          <table:table-cell office:value-type="float" office:value="0.460609" calcext:value-type="float">
            <text:p>0.460609</text:p>
          </table:table-cell>
          <table:table-cell office:value-type="float" office:value="0.415386" calcext:value-type="float">
            <text:p>0.415386</text:p>
          </table:table-cell>
          <table:table-cell office:value-type="float" office:value="0.597365" calcext:value-type="float">
            <text:p>0.597365</text:p>
          </table:table-cell>
          <table:table-cell office:value-type="float" office:value="0.598603" calcext:value-type="float">
            <text:p>0.598603</text:p>
          </table:table-cell>
          <table:table-cell office:value-type="float" office:value="0.523338" calcext:value-type="float">
            <text:p>0.523338</text:p>
          </table:table-cell>
          <table:table-cell office:value-type="float" office:value="0.528775" calcext:value-type="float">
            <text:p>0.528775</text:p>
          </table:table-cell>
          <table:table-cell office:value-type="float" office:value="13.166667" calcext:value-type="float">
            <text:p>13.1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50 LCO:9</text:p>
          </table:table-cell>
          <table:table-cell office:value-type="float" office:value="0.5" calcext:value-type="float">
            <text:p>0.5</text:p>
          </table:table-cell>
          <table:table-cell office:value-type="float" office:value="0.453588" calcext:value-type="float">
            <text:p>0.453588</text:p>
          </table:table-cell>
          <table:table-cell office:value-type="float" office:value="0.400827" calcext:value-type="float">
            <text:p>0.400827</text:p>
          </table:table-cell>
          <table:table-cell office:value-type="float" office:value="0.611096" calcext:value-type="float">
            <text:p>0.611096</text:p>
          </table:table-cell>
          <table:table-cell office:value-type="float" office:value="0.59907" calcext:value-type="float">
            <text:p>0.59907</text:p>
          </table:table-cell>
          <table:table-cell office:value-type="float" office:value="0.580189" calcext:value-type="float">
            <text:p>0.580189</text:p>
          </table:table-cell>
          <table:table-cell office:value-type="float" office:value="0.563991" calcext:value-type="float">
            <text:p>0.563991</text:p>
          </table:table-cell>
          <table:table-cell office:value-type="float" office:value="14.5" calcext:value-type="float">
            <text:p>14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55 LCO:9</text:p>
          </table:table-cell>
          <table:table-cell office:value-type="float" office:value="0.55" calcext:value-type="float">
            <text:p>0.55</text:p>
          </table:table-cell>
          <table:table-cell office:value-type="float" office:value="0.468531" calcext:value-type="float">
            <text:p>0.468531</text:p>
          </table:table-cell>
          <table:table-cell office:value-type="float" office:value="0.404464" calcext:value-type="float">
            <text:p>0.404464</text:p>
          </table:table-cell>
          <table:table-cell office:value-type="float" office:value="0.601765" calcext:value-type="float">
            <text:p>0.601765</text:p>
          </table:table-cell>
          <table:table-cell office:value-type="float" office:value="0.574672" calcext:value-type="float">
            <text:p>0.574672</text:p>
          </table:table-cell>
          <table:table-cell office:value-type="float" office:value="0.626518" calcext:value-type="float">
            <text:p>0.626518</text:p>
          </table:table-cell>
          <table:table-cell office:value-type="float" office:value="0.576583" calcext:value-type="float">
            <text:p>0.576583</text:p>
          </table:table-cell>
          <table:table-cell office:value-type="float" office:value="16.333333" calcext:value-type="float">
            <text:p>16.3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60 LCO:9</text:p>
          </table:table-cell>
          <table:table-cell office:value-type="float" office:value="0.6" calcext:value-type="float">
            <text:p>0.6</text:p>
          </table:table-cell>
          <table:table-cell office:value-type="float" office:value="0.501253" calcext:value-type="float">
            <text:p>0.501253</text:p>
          </table:table-cell>
          <table:table-cell office:value-type="float" office:value="0.427913" calcext:value-type="float">
            <text:p>0.427913</text:p>
          </table:table-cell>
          <table:table-cell office:value-type="float" office:value="0.579279" calcext:value-type="float">
            <text:p>0.579279</text:p>
          </table:table-cell>
          <table:table-cell office:value-type="float" office:value="0.550983" calcext:value-type="float">
            <text:p>0.550983</text:p>
          </table:table-cell>
          <table:table-cell office:value-type="float" office:value="0.663291" calcext:value-type="float">
            <text:p>0.663291</text:p>
          </table:table-cell>
          <table:table-cell office:value-type="float" office:value="0.577261" calcext:value-type="float">
            <text:p>0.577261</text:p>
          </table:table-cell>
          <table:table-cell office:value-type="float" office:value="17.916667" calcext:value-type="float">
            <text:p>17.9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65 LCO:9</text:p>
          </table:table-cell>
          <table:table-cell office:value-type="float" office:value="0.65" calcext:value-type="float">
            <text:p>0.65</text:p>
          </table:table-cell>
          <table:table-cell office:value-type="float" office:value="0.525052" calcext:value-type="float">
            <text:p>0.525052</text:p>
          </table:table-cell>
          <table:table-cell office:value-type="float" office:value="0.444175" calcext:value-type="float">
            <text:p>0.444175</text:p>
          </table:table-cell>
          <table:table-cell office:value-type="float" office:value="0.567909" calcext:value-type="float">
            <text:p>0.567909</text:p>
          </table:table-cell>
          <table:table-cell office:value-type="float" office:value="0.53279" calcext:value-type="float">
            <text:p>0.53279</text:p>
          </table:table-cell>
          <table:table-cell office:value-type="float" office:value="0.698512" calcext:value-type="float">
            <text:p>0.698512</text:p>
          </table:table-cell>
          <table:table-cell office:value-type="float" office:value="0.583323" calcext:value-type="float">
            <text:p>0.583323</text:p>
          </table:table-cell>
          <table:table-cell office:value-type="float" office:value="19.333333" calcext:value-type="float">
            <text:p>19.3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70 LCO:9</text:p>
          </table:table-cell>
          <table:table-cell office:value-type="float" office:value="0.7" calcext:value-type="float">
            <text:p>0.7</text:p>
          </table:table-cell>
          <table:table-cell office:value-type="float" office:value="0.566681" calcext:value-type="float">
            <text:p>0.566681</text:p>
          </table:table-cell>
          <table:table-cell office:value-type="float" office:value="0.472761" calcext:value-type="float">
            <text:p>0.472761</text:p>
          </table:table-cell>
          <table:table-cell office:value-type="float" office:value="0.534738" calcext:value-type="float">
            <text:p>0.534738</text:p>
          </table:table-cell>
          <table:table-cell office:value-type="float" office:value="0.508835" calcext:value-type="float">
            <text:p>0.508835</text:p>
          </table:table-cell>
          <table:table-cell office:value-type="float" office:value="0.711637" calcext:value-type="float">
            <text:p>0.711637</text:p>
          </table:table-cell>
          <table:table-cell office:value-type="float" office:value="0.570239" calcext:value-type="float">
            <text:p>0.570239</text:p>
          </table:table-cell>
          <table:table-cell office:value-type="float" office:value="21" calcext:value-type="float">
            <text:p>2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75 LCO:9</text:p>
          </table:table-cell>
          <table:table-cell office:value-type="float" office:value="0.75" calcext:value-type="float">
            <text:p>0.75</text:p>
          </table:table-cell>
          <table:table-cell office:value-type="float" office:value="0.566264" calcext:value-type="float">
            <text:p>0.566264</text:p>
          </table:table-cell>
          <table:table-cell office:value-type="float" office:value="0.46684" calcext:value-type="float">
            <text:p>0.46684</text:p>
          </table:table-cell>
          <table:table-cell office:value-type="float" office:value="0.534271" calcext:value-type="float">
            <text:p>0.534271</text:p>
          </table:table-cell>
          <table:table-cell office:value-type="float" office:value="0.506228" calcext:value-type="float">
            <text:p>0.506228</text:p>
          </table:table-cell>
          <table:table-cell office:value-type="float" office:value="0.770052" calcext:value-type="float">
            <text:p>0.770052</text:p>
          </table:table-cell>
          <table:table-cell office:value-type="float" office:value="0.589109" calcext:value-type="float">
            <text:p>0.589109</text:p>
          </table:table-cell>
          <table:table-cell office:value-type="float" office:value="22.5" calcext:value-type="float">
            <text:p>22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80 LCO:9</text:p>
          </table:table-cell>
          <table:table-cell office:value-type="float" office:value="0.8" calcext:value-type="float">
            <text:p>0.8</text:p>
          </table:table-cell>
          <table:table-cell office:value-type="float" office:value="0.562745" calcext:value-type="float">
            <text:p>0.562745</text:p>
          </table:table-cell>
          <table:table-cell office:value-type="float" office:value="0.454047" calcext:value-type="float">
            <text:p>0.454047</text:p>
          </table:table-cell>
          <table:table-cell office:value-type="float" office:value="0.550606" calcext:value-type="float">
            <text:p>0.550606</text:p>
          </table:table-cell>
          <table:table-cell office:value-type="float" office:value="0.51839" calcext:value-type="float">
            <text:p>0.51839</text:p>
          </table:table-cell>
          <table:table-cell office:value-type="float" office:value="0.838709" calcext:value-type="float">
            <text:p>0.838709</text:p>
          </table:table-cell>
          <table:table-cell office:value-type="float" office:value="0.617864" calcext:value-type="float">
            <text:p>0.617864</text:p>
          </table:table-cell>
          <table:table-cell office:value-type="float" office:value="24" calcext:value-type="float">
            <text:p>2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85 LCO:9</text:p>
          </table:table-cell>
          <table:table-cell office:value-type="float" office:value="0.85" calcext:value-type="float">
            <text:p>0.85</text:p>
          </table:table-cell>
          <table:table-cell office:value-type="float" office:value="0.567564" calcext:value-type="float">
            <text:p>0.567564</text:p>
          </table:table-cell>
          <table:table-cell office:value-type="float" office:value="0.449593" calcext:value-type="float">
            <text:p>0.449593</text:p>
          </table:table-cell>
          <table:table-cell office:value-type="float" office:value="0.548872" calcext:value-type="float">
            <text:p>0.548872</text:p>
          </table:table-cell>
          <table:table-cell office:value-type="float" office:value="0.513755" calcext:value-type="float">
            <text:p>0.513755</text:p>
          </table:table-cell>
          <table:table-cell office:value-type="float" office:value="0.883354" calcext:value-type="float">
            <text:p>0.883354</text:p>
          </table:table-cell>
          <table:table-cell office:value-type="float" office:value="0.629312" calcext:value-type="float">
            <text:p>0.629312</text:p>
          </table:table-cell>
          <table:table-cell office:value-type="float" office:value="25.583333" calcext:value-type="float">
            <text:p>25.5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90 LCO:9</text:p>
          </table:table-cell>
          <table:table-cell office:value-type="float" office:value="0.9" calcext:value-type="float">
            <text:p>0.9</text:p>
          </table:table-cell>
          <table:table-cell office:value-type="float" office:value="0.597006" calcext:value-type="float">
            <text:p>0.597006</text:p>
          </table:table-cell>
          <table:table-cell office:value-type="float" office:value="0.469762" calcext:value-type="float">
            <text:p>0.469762</text:p>
          </table:table-cell>
          <table:table-cell office:value-type="float" office:value="0.529313" calcext:value-type="float">
            <text:p>0.529313</text:p>
          </table:table-cell>
          <table:table-cell office:value-type="float" office:value="0.503823" calcext:value-type="float">
            <text:p>0.503823</text:p>
          </table:table-cell>
          <table:table-cell office:value-type="float" office:value="0.909485" calcext:value-type="float">
            <text:p>0.909485</text:p>
          </table:table-cell>
          <table:table-cell office:value-type="float" office:value="0.627078" calcext:value-type="float">
            <text:p>0.627078</text:p>
          </table:table-cell>
          <table:table-cell office:value-type="float" office:value="27" calcext:value-type="float">
            <text:p>2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CutSeg SRate:0.95 LCO:9</text:p>
          </table:table-cell>
          <table:table-cell office:value-type="float" office:value="0.95" calcext:value-type="float">
            <text:p>0.95</text:p>
          </table:table-cell>
          <table:table-cell office:value-type="float" office:value="0.623161" calcext:value-type="float">
            <text:p>0.623161</text:p>
          </table:table-cell>
          <table:table-cell office:value-type="float" office:value="0.484315" calcext:value-type="float">
            <text:p>0.484315</text:p>
          </table:table-cell>
          <table:table-cell office:value-type="float" office:value="0.515821" calcext:value-type="float">
            <text:p>0.515821</text:p>
          </table:table-cell>
          <table:table-cell office:value-type="float" office:value="0.493851" calcext:value-type="float">
            <text:p>0.493851</text:p>
          </table:table-cell>
          <table:table-cell office:value-type="float" office:value="0.945001" calcext:value-type="float">
            <text:p>0.945001</text:p>
          </table:table-cell>
          <table:table-cell office:value-type="float" office:value="0.629689" calcext:value-type="float">
            <text:p>0.629689</text:p>
          </table:table-cell>
          <table:table-cell office:value-type="float" office:value="28.5" calcext:value-type="float">
            <text:p>28.5</text:p>
          </table:table-cell>
          <table:table-cell table:number-columns-repeated="247"/>
        </table:table-row>
        <table:table-row table:style-name="ro1" table:number-rows-repeated="18">
          <table:table-cell table:style-name="Default" table:number-columns-repeated="9"/>
          <table:table-cell table:number-columns-repeated="247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4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1" table:number-columns-repeated="247" table:default-cell-style-name="ce1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1" calcext:value-type="float">
            <text:p>0.1</text:p>
          </table:table-cell>
          <table:table-cell office:value-type="float" office:value="0.509018" calcext:value-type="float">
            <text:p>0.509018</text:p>
          </table:table-cell>
          <table:table-cell office:value-type="float" office:value="0.492207" calcext:value-type="float">
            <text:p>0.492207</text:p>
          </table:table-cell>
          <table:table-cell office:value-type="float" office:value="0.541737" calcext:value-type="float">
            <text:p>0.541737</text:p>
          </table:table-cell>
          <table:table-cell office:value-type="string" calcext:value-type="string">
            <text:p>NaN</text:p>
          </table:table-cell>
          <table:table-cell office:value-type="float" office:value="0.093134" calcext:value-type="float">
            <text:p>0.093134</text:p>
          </table:table-cell>
          <table:table-cell office:value-type="float" office:value="0.152106" calcext:value-type="float">
            <text:p>0.152106</text:p>
          </table:table-cell>
          <table:table-cell office:value-type="float" office:value="3.166667" calcext:value-type="float">
            <text:p>3.1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15" calcext:value-type="float">
            <text:p>0.15</text:p>
          </table:table-cell>
          <table:table-cell office:value-type="float" office:value="0.492487" calcext:value-type="float">
            <text:p>0.492487</text:p>
          </table:table-cell>
          <table:table-cell office:value-type="float" office:value="0.47394" calcext:value-type="float">
            <text:p>0.47394</text:p>
          </table:table-cell>
          <table:table-cell office:value-type="float" office:value="0.553281" calcext:value-type="float">
            <text:p>0.553281</text:p>
          </table:table-cell>
          <table:table-cell office:value-type="float" office:value="0.591667" calcext:value-type="float">
            <text:p>0.591667</text:p>
          </table:table-cell>
          <table:table-cell office:value-type="float" office:value="0.163916" calcext:value-type="float">
            <text:p>0.163916</text:p>
          </table:table-cell>
          <table:table-cell office:value-type="float" office:value="0.249787" calcext:value-type="float">
            <text:p>0.249787</text:p>
          </table:table-cell>
          <table:table-cell office:value-type="float" office:value="4.666667" calcext:value-type="float">
            <text:p>4.6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2" calcext:value-type="float">
            <text:p>0.2</text:p>
          </table:table-cell>
          <table:table-cell office:value-type="float" office:value="0.460652" calcext:value-type="float">
            <text:p>0.460652</text:p>
          </table:table-cell>
          <table:table-cell office:value-type="float" office:value="0.439776" calcext:value-type="float">
            <text:p>0.439776</text:p>
          </table:table-cell>
          <table:table-cell office:value-type="float" office:value="0.583834" calcext:value-type="float">
            <text:p>0.583834</text:p>
          </table:table-cell>
          <table:table-cell office:value-type="float" office:value="0.668287" calcext:value-type="float">
            <text:p>0.668287</text:p>
          </table:table-cell>
          <table:table-cell office:value-type="float" office:value="0.256785" calcext:value-type="float">
            <text:p>0.256785</text:p>
          </table:table-cell>
          <table:table-cell office:value-type="float" office:value="0.354504" calcext:value-type="float">
            <text:p>0.354504</text:p>
          </table:table-cell>
          <table:table-cell office:value-type="float" office:value="6.083333" calcext:value-type="float">
            <text:p>6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25" calcext:value-type="float">
            <text:p>0.25</text:p>
          </table:table-cell>
          <table:table-cell office:value-type="float" office:value="0.466549" calcext:value-type="float">
            <text:p>0.466549</text:p>
          </table:table-cell>
          <table:table-cell office:value-type="float" office:value="0.436697" calcext:value-type="float">
            <text:p>0.436697</text:p>
          </table:table-cell>
          <table:table-cell office:value-type="float" office:value="0.586938" calcext:value-type="float">
            <text:p>0.586938</text:p>
          </table:table-cell>
          <table:table-cell office:value-type="float" office:value="0.620467" calcext:value-type="float">
            <text:p>0.620467</text:p>
          </table:table-cell>
          <table:table-cell office:value-type="float" office:value="0.32895" calcext:value-type="float">
            <text:p>0.32895</text:p>
          </table:table-cell>
          <table:table-cell office:value-type="float" office:value="0.414991" calcext:value-type="float">
            <text:p>0.414991</text:p>
          </table:table-cell>
          <table:table-cell office:value-type="float" office:value="7.75" calcext:value-type="float">
            <text:p>7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3" calcext:value-type="float">
            <text:p>0.3</text:p>
          </table:table-cell>
          <table:table-cell office:value-type="float" office:value="0.480261" calcext:value-type="float">
            <text:p>0.480261</text:p>
          </table:table-cell>
          <table:table-cell office:value-type="float" office:value="0.444607" calcext:value-type="float">
            <text:p>0.444607</text:p>
          </table:table-cell>
          <table:table-cell office:value-type="float" office:value="0.574176" calcext:value-type="float">
            <text:p>0.574176</text:p>
          </table:table-cell>
          <table:table-cell office:value-type="float" office:value="0.587186" calcext:value-type="float">
            <text:p>0.587186</text:p>
          </table:table-cell>
          <table:table-cell office:value-type="float" office:value="0.358381" calcext:value-type="float">
            <text:p>0.358381</text:p>
          </table:table-cell>
          <table:table-cell office:value-type="float" office:value="0.426573" calcext:value-type="float">
            <text:p>0.426573</text:p>
          </table:table-cell>
          <table:table-cell office:value-type="float" office:value="9.25" calcext:value-type="float">
            <text:p>9.2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35" calcext:value-type="float">
            <text:p>0.35</text:p>
          </table:table-cell>
          <table:table-cell office:value-type="float" office:value="0.477436" calcext:value-type="float">
            <text:p>0.477436</text:p>
          </table:table-cell>
          <table:table-cell office:value-type="float" office:value="0.434838" calcext:value-type="float">
            <text:p>0.434838</text:p>
          </table:table-cell>
          <table:table-cell office:value-type="float" office:value="0.582076" calcext:value-type="float">
            <text:p>0.582076</text:p>
          </table:table-cell>
          <table:table-cell office:value-type="float" office:value="0.578907" calcext:value-type="float">
            <text:p>0.578907</text:p>
          </table:table-cell>
          <table:table-cell office:value-type="float" office:value="0.428265" calcext:value-type="float">
            <text:p>0.428265</text:p>
          </table:table-cell>
          <table:table-cell office:value-type="float" office:value="0.47378" calcext:value-type="float">
            <text:p>0.47378</text:p>
          </table:table-cell>
          <table:table-cell office:value-type="float" office:value="10.75" calcext:value-type="float">
            <text:p>10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4" calcext:value-type="float">
            <text:p>0.4</text:p>
          </table:table-cell>
          <table:table-cell office:value-type="float" office:value="0.477222" calcext:value-type="float">
            <text:p>0.477222</text:p>
          </table:table-cell>
          <table:table-cell office:value-type="float" office:value="0.431151" calcext:value-type="float">
            <text:p>0.431151</text:p>
          </table:table-cell>
          <table:table-cell office:value-type="float" office:value="0.585398" calcext:value-type="float">
            <text:p>0.585398</text:p>
          </table:table-cell>
          <table:table-cell office:value-type="float" office:value="0.576814" calcext:value-type="float">
            <text:p>0.576814</text:p>
          </table:table-cell>
          <table:table-cell office:value-type="float" office:value="0.477177" calcext:value-type="float">
            <text:p>0.477177</text:p>
          </table:table-cell>
          <table:table-cell office:value-type="float" office:value="0.501358" calcext:value-type="float">
            <text:p>0.501358</text:p>
          </table:table-cell>
          <table:table-cell office:value-type="float" office:value="12.083333" calcext:value-type="float">
            <text:p>12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45" calcext:value-type="float">
            <text:p>0.45</text:p>
          </table:table-cell>
          <table:table-cell office:value-type="float" office:value="0.445421" calcext:value-type="float">
            <text:p>0.445421</text:p>
          </table:table-cell>
          <table:table-cell office:value-type="float" office:value="0.395582" calcext:value-type="float">
            <text:p>0.395582</text:p>
          </table:table-cell>
          <table:table-cell office:value-type="float" office:value="0.616082" calcext:value-type="float">
            <text:p>0.616082</text:p>
          </table:table-cell>
          <table:table-cell office:value-type="float" office:value="0.604882" calcext:value-type="float">
            <text:p>0.604882</text:p>
          </table:table-cell>
          <table:table-cell office:value-type="float" office:value="0.565608" calcext:value-type="float">
            <text:p>0.565608</text:p>
          </table:table-cell>
          <table:table-cell office:value-type="float" office:value="0.562595" calcext:value-type="float">
            <text:p>0.562595</text:p>
          </table:table-cell>
          <table:table-cell office:value-type="float" office:value="13.833333" calcext:value-type="float">
            <text:p>13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5" calcext:value-type="float">
            <text:p>0.5</text:p>
          </table:table-cell>
          <table:table-cell office:value-type="float" office:value="0.475877" calcext:value-type="float">
            <text:p>0.475877</text:p>
          </table:table-cell>
          <table:table-cell office:value-type="float" office:value="0.414732" calcext:value-type="float">
            <text:p>0.414732</text:p>
          </table:table-cell>
          <table:table-cell office:value-type="float" office:value="0.594622" calcext:value-type="float">
            <text:p>0.594622</text:p>
          </table:table-cell>
          <table:table-cell office:value-type="float" office:value="0.565472" calcext:value-type="float">
            <text:p>0.565472</text:p>
          </table:table-cell>
          <table:table-cell office:value-type="float" office:value="0.605628" calcext:value-type="float">
            <text:p>0.605628</text:p>
          </table:table-cell>
          <table:table-cell office:value-type="float" office:value="0.565338" calcext:value-type="float">
            <text:p>0.565338</text:p>
          </table:table-cell>
          <table:table-cell office:value-type="float" office:value="15.5" calcext:value-type="float">
            <text:p>15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55" calcext:value-type="float">
            <text:p>0.55</text:p>
          </table:table-cell>
          <table:table-cell office:value-type="float" office:value="0.495852" calcext:value-type="float">
            <text:p>0.495852</text:p>
          </table:table-cell>
          <table:table-cell office:value-type="float" office:value="0.432378" calcext:value-type="float">
            <text:p>0.432378</text:p>
          </table:table-cell>
          <table:table-cell office:value-type="float" office:value="0.575762" calcext:value-type="float">
            <text:p>0.575762</text:p>
          </table:table-cell>
          <table:table-cell office:value-type="float" office:value="0.545466" calcext:value-type="float">
            <text:p>0.545466</text:p>
          </table:table-cell>
          <table:table-cell office:value-type="float" office:value="0.627549" calcext:value-type="float">
            <text:p>0.627549</text:p>
          </table:table-cell>
          <table:table-cell office:value-type="float" office:value="0.561294" calcext:value-type="float">
            <text:p>0.561294</text:p>
          </table:table-cell>
          <table:table-cell office:value-type="float" office:value="16.75" calcext:value-type="float">
            <text:p>16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6" calcext:value-type="float">
            <text:p>0.6</text:p>
          </table:table-cell>
          <table:table-cell office:value-type="float" office:value="0.536015" calcext:value-type="float">
            <text:p>0.536015</text:p>
          </table:table-cell>
          <table:table-cell office:value-type="float" office:value="0.465004" calcext:value-type="float">
            <text:p>0.465004</text:p>
          </table:table-cell>
          <table:table-cell office:value-type="float" office:value="0.548657" calcext:value-type="float">
            <text:p>0.548657</text:p>
          </table:table-cell>
          <table:table-cell office:value-type="float" office:value="0.514688" calcext:value-type="float">
            <text:p>0.514688</text:p>
          </table:table-cell>
          <table:table-cell office:value-type="float" office:value="0.655195" calcext:value-type="float">
            <text:p>0.655195</text:p>
          </table:table-cell>
          <table:table-cell office:value-type="float" office:value="0.557134" calcext:value-type="float">
            <text:p>0.557134</text:p>
          </table:table-cell>
          <table:table-cell office:value-type="float" office:value="18.416667" calcext:value-type="float">
            <text:p>18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65" calcext:value-type="float">
            <text:p>0.65</text:p>
          </table:table-cell>
          <table:table-cell office:value-type="float" office:value="0.543273" calcext:value-type="float">
            <text:p>0.543273</text:p>
          </table:table-cell>
          <table:table-cell office:value-type="float" office:value="0.462989" calcext:value-type="float">
            <text:p>0.462989</text:p>
          </table:table-cell>
          <table:table-cell office:value-type="float" office:value="0.545232" calcext:value-type="float">
            <text:p>0.545232</text:p>
          </table:table-cell>
          <table:table-cell office:value-type="float" office:value="0.512847" calcext:value-type="float">
            <text:p>0.512847</text:p>
          </table:table-cell>
          <table:table-cell office:value-type="float" office:value="0.697992" calcext:value-type="float">
            <text:p>0.697992</text:p>
          </table:table-cell>
          <table:table-cell office:value-type="float" office:value="0.570611" calcext:value-type="float">
            <text:p>0.570611</text:p>
          </table:table-cell>
          <table:table-cell office:value-type="float" office:value="19.833333" calcext:value-type="float">
            <text:p>19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7" calcext:value-type="float">
            <text:p>0.7</text:p>
          </table:table-cell>
          <table:table-cell office:value-type="float" office:value="0.552467" calcext:value-type="float">
            <text:p>0.552467</text:p>
          </table:table-cell>
          <table:table-cell office:value-type="float" office:value="0.460877" calcext:value-type="float">
            <text:p>0.460877</text:p>
          </table:table-cell>
          <table:table-cell office:value-type="float" office:value="0.545167" calcext:value-type="float">
            <text:p>0.545167</text:p>
          </table:table-cell>
          <table:table-cell office:value-type="float" office:value="0.510598" calcext:value-type="float">
            <text:p>0.510598</text:p>
          </table:table-cell>
          <table:table-cell office:value-type="float" office:value="0.748488" calcext:value-type="float">
            <text:p>0.748488</text:p>
          </table:table-cell>
          <table:table-cell office:value-type="float" office:value="0.587704" calcext:value-type="float">
            <text:p>0.587704</text:p>
          </table:table-cell>
          <table:table-cell office:value-type="float" office:value="21.416667" calcext:value-type="float">
            <text:p>21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75" calcext:value-type="float">
            <text:p>0.75</text:p>
          </table:table-cell>
          <table:table-cell office:value-type="float" office:value="0.584268" calcext:value-type="float">
            <text:p>0.584268</text:p>
          </table:table-cell>
          <table:table-cell office:value-type="float" office:value="0.485141" calcext:value-type="float">
            <text:p>0.485141</text:p>
          </table:table-cell>
          <table:table-cell office:value-type="float" office:value="0.521386" calcext:value-type="float">
            <text:p>0.521386</text:p>
          </table:table-cell>
          <table:table-cell office:value-type="float" office:value="0.493445" calcext:value-type="float">
            <text:p>0.493445</text:p>
          </table:table-cell>
          <table:table-cell office:value-type="float" office:value="0.770644" calcext:value-type="float">
            <text:p>0.770644</text:p>
          </table:table-cell>
          <table:table-cell office:value-type="float" office:value="0.582202" calcext:value-type="float">
            <text:p>0.582202</text:p>
          </table:table-cell>
          <table:table-cell office:value-type="float" office:value="23" calcext:value-type="float">
            <text:p>2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8" calcext:value-type="float">
            <text:p>0.8</text:p>
          </table:table-cell>
          <table:table-cell office:value-type="float" office:value="0.598038" calcext:value-type="float">
            <text:p>0.598038</text:p>
          </table:table-cell>
          <table:table-cell office:value-type="float" office:value="0.493406" calcext:value-type="float">
            <text:p>0.493406</text:p>
          </table:table-cell>
          <table:table-cell office:value-type="float" office:value="0.514736" calcext:value-type="float">
            <text:p>0.514736</text:p>
          </table:table-cell>
          <table:table-cell office:value-type="float" office:value="0.489045" calcext:value-type="float">
            <text:p>0.489045</text:p>
          </table:table-cell>
          <table:table-cell office:value-type="float" office:value="0.805405" calcext:value-type="float">
            <text:p>0.805405</text:p>
          </table:table-cell>
          <table:table-cell office:value-type="float" office:value="0.590201" calcext:value-type="float">
            <text:p>0.590201</text:p>
          </table:table-cell>
          <table:table-cell office:value-type="float" office:value="24.416667" calcext:value-type="float">
            <text:p>24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85" calcext:value-type="float">
            <text:p>0.85</text:p>
          </table:table-cell>
          <table:table-cell office:value-type="float" office:value="0.610286" calcext:value-type="float">
            <text:p>0.610286</text:p>
          </table:table-cell>
          <table:table-cell office:value-type="float" office:value="0.492315" calcext:value-type="float">
            <text:p>0.492315</text:p>
          </table:table-cell>
          <table:table-cell office:value-type="float" office:value="0.513644" calcext:value-type="float">
            <text:p>0.513644</text:p>
          </table:table-cell>
          <table:table-cell office:value-type="float" office:value="0.492935" calcext:value-type="float">
            <text:p>0.492935</text:p>
          </table:table-cell>
          <table:table-cell office:value-type="float" office:value="0.850547" calcext:value-type="float">
            <text:p>0.850547</text:p>
          </table:table-cell>
          <table:table-cell office:value-type="float" office:value="0.604207" calcext:value-type="float">
            <text:p>0.604207</text:p>
          </table:table-cell>
          <table:table-cell office:value-type="float" office:value="25.916667" calcext:value-type="float">
            <text:p>25.9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9" calcext:value-type="float">
            <text:p>0.9</text:p>
          </table:table-cell>
          <table:table-cell office:value-type="float" office:value="0.609702" calcext:value-type="float">
            <text:p>0.609702</text:p>
          </table:table-cell>
          <table:table-cell office:value-type="float" office:value="0.482458" calcext:value-type="float">
            <text:p>0.482458</text:p>
          </table:table-cell>
          <table:table-cell office:value-type="float" office:value="0.521055" calcext:value-type="float">
            <text:p>0.521055</text:p>
          </table:table-cell>
          <table:table-cell office:value-type="float" office:value="0.495925" calcext:value-type="float">
            <text:p>0.495925</text:p>
          </table:table-cell>
          <table:table-cell office:value-type="float" office:value="0.914872" calcext:value-type="float">
            <text:p>0.914872</text:p>
          </table:table-cell>
          <table:table-cell office:value-type="float" office:value="0.624306" calcext:value-type="float">
            <text:p>0.624306</text:p>
          </table:table-cell>
          <table:table-cell office:value-type="float" office:value="27.5" calcext:value-type="float">
            <text:p>27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extSeg</text:p>
          </table:table-cell>
          <table:table-cell office:value-type="float" office:value="0.95" calcext:value-type="float">
            <text:p>0.95</text:p>
          </table:table-cell>
          <table:table-cell office:value-type="float" office:value="0.629357" calcext:value-type="float">
            <text:p>0.629357</text:p>
          </table:table-cell>
          <table:table-cell office:value-type="float" office:value="0.494576" calcext:value-type="float">
            <text:p>0.494576</text:p>
          </table:table-cell>
          <table:table-cell office:value-type="float" office:value="0.509575" calcext:value-type="float">
            <text:p>0.509575</text:p>
          </table:table-cell>
          <table:table-cell office:value-type="float" office:value="0.490533" calcext:value-type="float">
            <text:p>0.490533</text:p>
          </table:table-cell>
          <table:table-cell office:value-type="float" office:value="0.955583" calcext:value-type="float">
            <text:p>0.955583</text:p>
          </table:table-cell>
          <table:table-cell office:value-type="float" office:value="0.629257" calcext:value-type="float">
            <text:p>0.629257</text:p>
          </table:table-cell>
          <table:table-cell office:value-type="float" office:value="29" calcext:value-type="float">
            <text:p>29</text:p>
          </table:table-cell>
          <table:table-cell table:number-columns-repeated="247"/>
        </table:table-row>
        <table:table-row table:style-name="ro1" table:number-rows-repeated="18">
          <table:table-cell table:number-columns-repeated="256"/>
        </table:table-row>
        <table:table-row table:style-name="ro1" table:number-rows-repeated="18">
          <table:table-cell table:style-name="Default" table:number-columns-repeated="9"/>
          <table:table-cell table:number-columns-repeated="247"/>
        </table:table-row>
        <table:table-row table:style-name="ro1" table:number-rows-repeated="6548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5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1" table:number-columns-repeated="247" table:default-cell-style-name="ce1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NSEGRATE</text:p>
          </table:table-cell>
          <table:table-cell office:value-type="string" calcext:value-type="string">
            <text:p>WINDIFF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VR_SEGS_COUNT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100</text:p>
          </table:table-cell>
          <table:table-cell office:value-type="float" office:value="0.1" calcext:value-type="float">
            <text:p>0.1</text:p>
          </table:table-cell>
          <table:table-cell office:value-type="float" office:value="0.489212" calcext:value-type="float">
            <text:p>0.489212</text:p>
          </table:table-cell>
          <table:table-cell office:value-type="float" office:value="0.472402" calcext:value-type="float">
            <text:p>0.472402</text:p>
          </table:table-cell>
          <table:table-cell office:value-type="float" office:value="0.562251" calcext:value-type="float">
            <text:p>0.562251</text:p>
          </table:table-cell>
          <table:table-cell office:value-type="string" calcext:value-type="string">
            <text:p>NaN</text:p>
          </table:table-cell>
          <table:table-cell office:value-type="float" office:value="0.121513" calcext:value-type="float">
            <text:p>0.121513</text:p>
          </table:table-cell>
          <table:table-cell office:value-type="float" office:value="0.200817" calcext:value-type="float">
            <text:p>0.200817</text:p>
          </table:table-cell>
          <table:table-cell office:value-type="float" office:value="3.166667" calcext:value-type="float">
            <text:p>3.1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150</text:p>
          </table:table-cell>
          <table:table-cell office:value-type="float" office:value="0.15" calcext:value-type="float">
            <text:p>0.15</text:p>
          </table:table-cell>
          <table:table-cell office:value-type="float" office:value="0.466948" calcext:value-type="float">
            <text:p>0.466948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73119" calcext:value-type="float">
            <text:p>0.573119</text:p>
          </table:table-cell>
          <table:table-cell office:value-type="float" office:value="0.659921" calcext:value-type="float">
            <text:p>0.659921</text:p>
          </table:table-cell>
          <table:table-cell office:value-type="float" office:value="0.196988" calcext:value-type="float">
            <text:p>0.196988</text:p>
          </table:table-cell>
          <table:table-cell office:value-type="float" office:value="0.296857" calcext:value-type="float">
            <text:p>0.296857</text:p>
          </table:table-cell>
          <table:table-cell office:value-type="float" office:value="4.666667" calcext:value-type="float">
            <text:p>4.66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200</text:p>
          </table:table-cell>
          <table:table-cell office:value-type="float" office:value="0.2" calcext:value-type="float">
            <text:p>0.2</text:p>
          </table:table-cell>
          <table:table-cell office:value-type="float" office:value="0.465754" calcext:value-type="float">
            <text:p>0.465754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76208" calcext:value-type="float">
            <text:p>0.576208</text:p>
          </table:table-cell>
          <table:table-cell office:value-type="float" office:value="0.616204" calcext:value-type="float">
            <text:p>0.616204</text:p>
          </table:table-cell>
          <table:table-cell office:value-type="float" office:value="0.254936" calcext:value-type="float">
            <text:p>0.254936</text:p>
          </table:table-cell>
          <table:table-cell office:value-type="float" office:value="0.347403" calcext:value-type="float">
            <text:p>0.347403</text:p>
          </table:table-cell>
          <table:table-cell office:value-type="float" office:value="6.083333" calcext:value-type="float">
            <text:p>6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250</text:p>
          </table:table-cell>
          <table:table-cell office:value-type="float" office:value="0.25" calcext:value-type="float">
            <text:p>0.25</text:p>
          </table:table-cell>
          <table:table-cell office:value-type="float" office:value="0.440916" calcext:value-type="float">
            <text:p>0.440916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97371" calcext:value-type="float">
            <text:p>0.597371</text:p>
          </table:table-cell>
          <table:table-cell office:value-type="float" office:value="0.650389" calcext:value-type="float">
            <text:p>0.650389</text:p>
          </table:table-cell>
          <table:table-cell office:value-type="float" office:value="0.342376" calcext:value-type="float">
            <text:p>0.342376</text:p>
          </table:table-cell>
          <table:table-cell office:value-type="float" office:value="0.431034" calcext:value-type="float">
            <text:p>0.431034</text:p>
          </table:table-cell>
          <table:table-cell office:value-type="float" office:value="7.75" calcext:value-type="float">
            <text:p>7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300</text:p>
          </table:table-cell>
          <table:table-cell office:value-type="float" office:value="0.3" calcext:value-type="float">
            <text:p>0.3</text:p>
          </table:table-cell>
          <table:table-cell office:value-type="float" office:value="0.427671" calcext:value-type="float">
            <text:p>0.427671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14014" calcext:value-type="float">
            <text:p>0.614014</text:p>
          </table:table-cell>
          <table:table-cell office:value-type="float" office:value="0.662467" calcext:value-type="float">
            <text:p>0.662467</text:p>
          </table:table-cell>
          <table:table-cell office:value-type="float" office:value="0.40888" calcext:value-type="float">
            <text:p>0.40888</text:p>
          </table:table-cell>
          <table:table-cell office:value-type="float" office:value="0.484597" calcext:value-type="float">
            <text:p>0.484597</text:p>
          </table:table-cell>
          <table:table-cell office:value-type="float" office:value="9.25" calcext:value-type="float">
            <text:p>9.2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350</text:p>
          </table:table-cell>
          <table:table-cell office:value-type="float" office:value="0.35" calcext:value-type="float">
            <text:p>0.35</text:p>
          </table:table-cell>
          <table:table-cell office:value-type="float" office:value="0.411792" calcext:value-type="float">
            <text:p>0.411792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40892" calcext:value-type="float">
            <text:p>0.640892</text:p>
          </table:table-cell>
          <table:table-cell office:value-type="float" office:value="0.675618" calcext:value-type="float">
            <text:p>0.675618</text:p>
          </table:table-cell>
          <table:table-cell office:value-type="float" office:value="0.483156" calcext:value-type="float">
            <text:p>0.483156</text:p>
          </table:table-cell>
          <table:table-cell office:value-type="float" office:value="0.541973" calcext:value-type="float">
            <text:p>0.541973</text:p>
          </table:table-cell>
          <table:table-cell office:value-type="float" office:value="10.75" calcext:value-type="float">
            <text:p>10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400</text:p>
          </table:table-cell>
          <table:table-cell office:value-type="float" office:value="0.4" calcext:value-type="float">
            <text:p>0.4</text:p>
          </table:table-cell>
          <table:table-cell office:value-type="float" office:value="0.411838" calcext:value-type="float">
            <text:p>0.411838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40819" calcext:value-type="float">
            <text:p>0.640819</text:p>
          </table:table-cell>
          <table:table-cell office:value-type="float" office:value="0.658911" calcext:value-type="float">
            <text:p>0.658911</text:p>
          </table:table-cell>
          <table:table-cell office:value-type="float" office:value="0.534521" calcext:value-type="float">
            <text:p>0.534521</text:p>
          </table:table-cell>
          <table:table-cell office:value-type="float" office:value="0.565359" calcext:value-type="float">
            <text:p>0.565359</text:p>
          </table:table-cell>
          <table:table-cell office:value-type="float" office:value="12.083333" calcext:value-type="float">
            <text:p>12.08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450</text:p>
          </table:table-cell>
          <table:table-cell office:value-type="float" office:value="0.45" calcext:value-type="float">
            <text:p>0.45</text:p>
          </table:table-cell>
          <table:table-cell office:value-type="float" office:value="0.404184" calcext:value-type="float">
            <text:p>0.404184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4927" calcext:value-type="float">
            <text:p>0.64927</text:p>
          </table:table-cell>
          <table:table-cell office:value-type="float" office:value="0.643888" calcext:value-type="float">
            <text:p>0.643888</text:p>
          </table:table-cell>
          <table:table-cell office:value-type="float" office:value="0.602417" calcext:value-type="float">
            <text:p>0.602417</text:p>
          </table:table-cell>
          <table:table-cell office:value-type="float" office:value="0.598872" calcext:value-type="float">
            <text:p>0.598872</text:p>
          </table:table-cell>
          <table:table-cell office:value-type="float" office:value="13.833333" calcext:value-type="float">
            <text:p>13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500</text:p>
          </table:table-cell>
          <table:table-cell office:value-type="float" office:value="0.5" calcext:value-type="float">
            <text:p>0.5</text:p>
          </table:table-cell>
          <table:table-cell office:value-type="float" office:value="0.423402" calcext:value-type="float">
            <text:p>0.423402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43466" calcext:value-type="float">
            <text:p>0.643466</text:p>
          </table:table-cell>
          <table:table-cell office:value-type="float" office:value="0.617631" calcext:value-type="float">
            <text:p>0.617631</text:p>
          </table:table-cell>
          <table:table-cell office:value-type="float" office:value="0.645602" calcext:value-type="float">
            <text:p>0.645602</text:p>
          </table:table-cell>
          <table:table-cell office:value-type="float" office:value="0.610307" calcext:value-type="float">
            <text:p>0.610307</text:p>
          </table:table-cell>
          <table:table-cell office:value-type="float" office:value="15.5" calcext:value-type="float">
            <text:p>15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550</text:p>
          </table:table-cell>
          <table:table-cell office:value-type="float" office:value="0.55" calcext:value-type="float">
            <text:p>0.55</text:p>
          </table:table-cell>
          <table:table-cell office:value-type="float" office:value="0.435943" calcext:value-type="float">
            <text:p>0.435943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636428" calcext:value-type="float">
            <text:p>0.636428</text:p>
          </table:table-cell>
          <table:table-cell office:value-type="float" office:value="0.607483" calcext:value-type="float">
            <text:p>0.607483</text:p>
          </table:table-cell>
          <table:table-cell office:value-type="float" office:value="0.682446" calcext:value-type="float">
            <text:p>0.682446</text:p>
          </table:table-cell>
          <table:table-cell office:value-type="float" office:value="0.618159" calcext:value-type="float">
            <text:p>0.618159</text:p>
          </table:table-cell>
          <table:table-cell office:value-type="float" office:value="16.75" calcext:value-type="float">
            <text:p>16.7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600</text:p>
          </table:table-cell>
          <table:table-cell office:value-type="float" office:value="0.6" calcext:value-type="float">
            <text:p>0.6</text:p>
          </table:table-cell>
          <table:table-cell office:value-type="float" office:value="0.480002" calcext:value-type="float">
            <text:p>0.480002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98219" calcext:value-type="float">
            <text:p>0.598219</text:p>
          </table:table-cell>
          <table:table-cell office:value-type="float" office:value="0.559204" calcext:value-type="float">
            <text:p>0.559204</text:p>
          </table:table-cell>
          <table:table-cell office:value-type="float" office:value="0.702288" calcext:value-type="float">
            <text:p>0.702288</text:p>
          </table:table-cell>
          <table:table-cell office:value-type="float" office:value="0.601173" calcext:value-type="float">
            <text:p>0.601173</text:p>
          </table:table-cell>
          <table:table-cell office:value-type="float" office:value="18.416667" calcext:value-type="float">
            <text:p>18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650</text:p>
          </table:table-cell>
          <table:table-cell office:value-type="float" office:value="0.65" calcext:value-type="float">
            <text:p>0.65</text:p>
          </table:table-cell>
          <table:table-cell office:value-type="float" office:value="0.491762" calcext:value-type="float">
            <text:p>0.491762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95788" calcext:value-type="float">
            <text:p>0.595788</text:p>
          </table:table-cell>
          <table:table-cell office:value-type="float" office:value="0.555686" calcext:value-type="float">
            <text:p>0.555686</text:p>
          </table:table-cell>
          <table:table-cell office:value-type="float" office:value="0.744622" calcext:value-type="float">
            <text:p>0.744622</text:p>
          </table:table-cell>
          <table:table-cell office:value-type="float" office:value="0.613926" calcext:value-type="float">
            <text:p>0.613926</text:p>
          </table:table-cell>
          <table:table-cell office:value-type="float" office:value="19.833333" calcext:value-type="float">
            <text:p>19.83333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700</text:p>
          </table:table-cell>
          <table:table-cell office:value-type="float" office:value="0.7" calcext:value-type="float">
            <text:p>0.7</text:p>
          </table:table-cell>
          <table:table-cell office:value-type="float" office:value="0.515959" calcext:value-type="float">
            <text:p>0.515959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79438" calcext:value-type="float">
            <text:p>0.579438</text:p>
          </table:table-cell>
          <table:table-cell office:value-type="float" office:value="0.536881" calcext:value-type="float">
            <text:p>0.536881</text:p>
          </table:table-cell>
          <table:table-cell office:value-type="float" office:value="0.776203" calcext:value-type="float">
            <text:p>0.776203</text:p>
          </table:table-cell>
          <table:table-cell office:value-type="float" office:value="0.614614" calcext:value-type="float">
            <text:p>0.614614</text:p>
          </table:table-cell>
          <table:table-cell office:value-type="float" office:value="21.416667" calcext:value-type="float">
            <text:p>21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750</text:p>
          </table:table-cell>
          <table:table-cell office:value-type="float" office:value="0.75" calcext:value-type="float">
            <text:p>0.75</text:p>
          </table:table-cell>
          <table:table-cell office:value-type="float" office:value="0.541715" calcext:value-type="float">
            <text:p>0.541715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63599" calcext:value-type="float">
            <text:p>0.563599</text:p>
          </table:table-cell>
          <table:table-cell office:value-type="float" office:value="0.524016" calcext:value-type="float">
            <text:p>0.524016</text:p>
          </table:table-cell>
          <table:table-cell office:value-type="float" office:value="0.808015" calcext:value-type="float">
            <text:p>0.808015</text:p>
          </table:table-cell>
          <table:table-cell office:value-type="float" office:value="0.615488" calcext:value-type="float">
            <text:p>0.615488</text:p>
          </table:table-cell>
          <table:table-cell office:value-type="float" office:value="23" calcext:value-type="float">
            <text:p>2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800</text:p>
          </table:table-cell>
          <table:table-cell office:value-type="float" office:value="0.8" calcext:value-type="float">
            <text:p>0.8</text:p>
          </table:table-cell>
          <table:table-cell office:value-type="float" office:value="0.54799" calcext:value-type="float">
            <text:p>0.54799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64239" calcext:value-type="float">
            <text:p>0.564239</text:p>
          </table:table-cell>
          <table:table-cell office:value-type="float" office:value="0.521758" calcext:value-type="float">
            <text:p>0.521758</text:p>
          </table:table-cell>
          <table:table-cell office:value-type="float" office:value="0.850809" calcext:value-type="float">
            <text:p>0.850809</text:p>
          </table:table-cell>
          <table:table-cell office:value-type="float" office:value="0.627759" calcext:value-type="float">
            <text:p>0.627759</text:p>
          </table:table-cell>
          <table:table-cell office:value-type="float" office:value="24.416667" calcext:value-type="float">
            <text:p>24.4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850</text:p>
          </table:table-cell>
          <table:table-cell office:value-type="float" office:value="0.85" calcext:value-type="float">
            <text:p>0.85</text:p>
          </table:table-cell>
          <table:table-cell office:value-type="float" office:value="0.585739" calcext:value-type="float">
            <text:p>0.585739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536814" calcext:value-type="float">
            <text:p>0.536814</text:p>
          </table:table-cell>
          <table:table-cell office:value-type="float" office:value="0.507763" calcext:value-type="float">
            <text:p>0.507763</text:p>
          </table:table-cell>
          <table:table-cell office:value-type="float" office:value="0.871913" calcext:value-type="float">
            <text:p>0.871913</text:p>
          </table:table-cell>
          <table:table-cell office:value-type="float" office:value="0.620494" calcext:value-type="float">
            <text:p>0.620494</text:p>
          </table:table-cell>
          <table:table-cell office:value-type="float" office:value="25.916667" calcext:value-type="float">
            <text:p>25.91666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900</text:p>
          </table:table-cell>
          <table:table-cell office:value-type="float" office:value="0.9" calcext:value-type="float">
            <text:p>0.9</text:p>
          </table:table-cell>
          <table:table-cell office:value-type="float" office:value="0.644646" calcext:value-type="float">
            <text:p>0.644646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489886" calcext:value-type="float">
            <text:p>0.48988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877865" calcext:value-type="float">
            <text:p>0.877865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27.5" calcext:value-type="float">
            <text:p>27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BayesSeg Pr:0.08 dp:0.50 sr:0.950</text:p>
          </table:table-cell>
          <table:table-cell office:value-type="float" office:value="0.95" calcext:value-type="float">
            <text:p>0.95</text:p>
          </table:table-cell>
          <table:table-cell office:value-type="float" office:value="0.653643" calcext:value-type="float">
            <text:p>0.653643</text:p>
          </table:table-cell>
          <table:table-cell office:value-type="float" office:value="0.450137" calcext:value-type="float">
            <text:p>0.450137</text:p>
          </table:table-cell>
          <table:table-cell office:value-type="float" office:value="0.487955" calcext:value-type="float">
            <text:p>0.487955</text:p>
          </table:table-cell>
          <table:table-cell office:value-type="float" office:value="0.478718" calcext:value-type="float">
            <text:p>0.478718</text:p>
          </table:table-cell>
          <table:table-cell office:value-type="float" office:value="0.927937" calcext:value-type="float">
            <text:p>0.927937</text:p>
          </table:table-cell>
          <table:table-cell office:value-type="float" office:value="0.612922" calcext:value-type="float">
            <text:p>0.612922</text:p>
          </table:table-cell>
          <table:table-cell office:value-type="float" office:value="29" calcext:value-type="float">
            <text:p>29</text:p>
          </table:table-cell>
          <table:table-cell table:number-columns-repeated="247"/>
        </table:table-row>
        <table:table-row table:style-name="ro1" table:number-rows-repeated="36">
          <table:table-cell table:number-columns-repeated="256"/>
        </table:table-row>
        <table:table-row table:style-name="ro1" table:number-rows-repeated="18">
          <table:table-cell table:style-name="Default" table:number-columns-repeated="9"/>
          <table:table-cell table:number-columns-repeated="247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9T15:44:34.857037878</dc:date>
    <meta:editing-duration>PT4M2S</meta:editing-duration>
    <meta:editing-cycles>1</meta:editing-cycles>
    <meta:document-statistic meta:table-count="5" meta:cell-count="1341" meta:object-count="0"/>
    <meta:generator>LibreOffice/5.2.7.2$Linux_X86_64 LibreOffice_project/20m0$Build-2</meta:generator>
  </office:meta>
</office:document-meta>
</file>